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mbria" svg:font-family="Cambria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4270833333333333in"/>
    </style:style>
    <style:style style:name="co3" style:family="table-column">
      <style:table-column-properties fo:break-before="auto" style:column-width="0.6979166666666666in"/>
    </style:style>
    <style:style style:name="co4" style:family="table-column">
      <style:table-column-properties fo:break-before="auto" style:column-width="1.9062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0.8020833333333334in"/>
    </style:style>
    <style:style style:name="co7" style:family="table-column">
      <style:table-column-properties fo:break-before="auto" style:column-width="0.7395833333333334in"/>
    </style:style>
    <style:style style:name="co8" style:family="table-column">
      <style:table-column-properties fo:break-before="auto" style:column-width="0.8229166666666666in"/>
    </style:style>
    <style:style style:name="co9" style:family="table-column">
      <style:table-column-properties fo:break-before="auto" style:column-width="4.083333333333333in"/>
    </style:style>
    <style:style style:name="co10" style:family="table-column">
      <style:table-column-properties fo:break-before="auto" style:column-width="1.1041666666666667in"/>
    </style:style>
    <style:style style:name="co11" style:family="table-column">
      <style:table-column-properties fo:break-before="auto" style:column-width="1.2604166269302368in"/>
    </style:style>
    <style:style style:name="co12" style:family="table-column">
      <style:table-column-properties fo:break-before="auto" style:column-width="1.3437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1875in" fo:break-before="auto" style:use-optimal-row-height="false"/>
    </style:style>
    <style:style style:name="ro3" style:family="table-row">
      <style:table-row-properties style:row-height="0.4479166666666667in" fo:break-before="auto" style:use-optimal-row-height="false"/>
    </style:style>
    <style:style style:name="ro4" style:family="table-row">
      <style:table-row-properties style:row-height="0.3854166666666667in" fo:break-before="auto" style:use-optimal-row-height="false"/>
    </style:style>
    <style:style style:name="ro5" style:family="table-row">
      <style:table-row-properties style:row-height="0.19791666666666666in" fo:break-before="auto" style:use-optimal-row-height="false"/>
    </style:style>
    <style:style style:name="ro6" style:family="table-row">
      <style:table-row-properties style:row-height="0.20833333333333334in" fo:break-before="auto" style:use-optimal-row-height="false"/>
    </style:style>
    <style:style style:name="ro7" style:family="table-row">
      <style:table-row-properties style:row-height="0.17708333333333334in" fo:break-before="auto" style:use-optimal-row-height="false"/>
    </style:style>
    <style:style style:name="ta1" style:family="table" style:master-page-name="PageStyle_5f_Mileage Log">
      <style:table-properties table:display="true" style:writing-mode="lr-tb"/>
    </style:style>
    <style:style style:name="ta2" style:family="table" style:master-page-name="PageStyle_5f_Sheet5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2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4" style:family="table-cell" style:parent-style-name="Default" style:data-style-name="N165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5" style:family="table-cell" style:parent-style-name="Default" style:data-style-name="N1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7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8" style:family="table-cell" style:parent-style-name="Default" style:data-style-name="N165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9" style:family="table-cell" style:parent-style-name="Default" style:data-style-name="N1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1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2" style:family="table-cell" style:parent-style-name="Default">
      <style:table-cell-properties fo:border-left="1.0pt solid #000000" fo:border-right="1.0pt solid #000000" fo:border-top="1.0pt solid #000000" fo:border-bottom="1.0pt solid #000000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3" style:family="table-cell" style:parent-style-name="Default">
      <style:text-properties style:font-name="Cambria" style:font-name-asian="Cambria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ext-properties style:font-name="Cambria" style:font-name-asian="Cambria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8" style:family="text">
      <style:text-properties style:font-name="Cambria" style:font-name-asian="Cambria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9" style:family="text">
      <style:text-properties style:font-name="Cambria" style:font-name-asian="Cambria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</office:automatic-styles>
  <office:body>
    <office:spreadsheet>
      <table:table table:name="Mileage Log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7" table:default-cell-style-name="ce15"/>
        <table:table-column table:style-name="co9" table:default-cell-style-name="ce15"/>
        <table:table-column table:style-name="co10" table:number-columns-repeated="10" table:default-cell-style-name="ce15"/>
        <table:table-column table:style-name="co1" table:default-cell-style-name="ce15" table:number-columns-repeated="237"/>
        <table:table-row table:style-name="ro2">
          <table:table-cell table:style-name="ce21" office:value-type="string">
            <text:p>Day</text:p>
          </table:table-cell>
          <table:table-cell table:style-name="ce22" office:value-type="string">
            <text:p>Date</text:p>
          </table:table-cell>
          <table:table-cell table:style-name="ce23" office:value-type="string">
            <text:p>Lat/Lon</text:p>
          </table:table-cell>
          <table:table-cell table:style-name="ce24" office:value-type="string">
            <text:p>Actual</text:p>
          </table:table-cell>
          <table:table-cell table:style-name="ce25" office:value-type="string">
            <text:p>Expected</text:p>
          </table:table-cell>
          <table:table-cell table:style-name="ce25" office:value-type="string">
            <text:p>Banked</text:p>
          </table:table-cell>
          <table:table-cell table:style-name="ce24" office:value-type="string">
            <text:p>Daily</text:p>
          </table:table-cell>
          <table:table-cell table:style-name="ce24" office:value-type="string">
            <text:p>Average</text:p>
          </table:table-cell>
          <table:table-cell table:style-name="ce21" office:value-type="string">
            <text:p>Notes</text:p>
          </table:table-cell>
          <table:table-cell table:number-columns-repeated="10" table:style-name="ce26"/>
        </table:table-row>
        <table:table-row table:style-name="ro3">
          <table:table-cell table:style-name="ce26" office:value-type="float" office:value="0">
            <text:p>0</text:p>
          </table:table-cell>
          <table:table-cell table:style-name="ce27" office:value-type="date" office:date-value="2015-04-07T00:00:00">
            <text:p>04/07/15</text:p>
          </table:table-cell>
          <table:table-cell table:style-name="ce26" office:value-type="string">
            <text:p>32.59041,-116.46673</text:p>
          </table:table-cell>
          <table:table-cell table:style-name="ce28" office:value-type="float" office:value="0">
            <text:p>0.0</text:p>
          </table:table-cell>
          <table:table-cell table:style-name="ce29"/>
          <table:table-cell table:style-name="ce29" table:formula="oooc:=IF([.D2];[.D2]-[.E2];0)" office:value-type="string">
            <text:p>0</text:p>
          </table:table-cell>
          <table:table-cell table:number-columns-repeated="2" table:style-name="ce28"/>
          <table:table-cell table:style-name="ce30" office:value-type="string">
            <text:p>No SPOT (Est from BDW Hike); Started @ Southern Terminus (mile 0.0); Left at 7:15 AM</text:p>
          </table:table-cell>
          <table:table-cell table:number-columns-repeated="10" table:style-name="ce26"/>
        </table:table-row>
        <table:table-row table:style-name="ro4">
          <table:table-cell table:style-name="ce26" office:value-type="float" office:value="1">
            <text:p>1</text:p>
          </table:table-cell>
          <table:table-cell table:style-name="ce31" office:value-type="date" office:date-value="2015-04-07T00:00:00">
            <text:p>04/07/15</text:p>
          </table:table-cell>
          <table:table-cell table:style-name="ce30" office:value-type="string">
            <text:p>32.68533,-116.51682</text:p>
          </table:table-cell>
          <table:table-cell table:style-name="ce28" office:value-type="float" office:value="20">
            <text:p>20.0</text:p>
          </table:table-cell>
          <table:table-cell table:style-name="ce29" table:formula="oooc:=ROUND([.A3]*(2660/150);0)" office:value-type="string">
            <text:p>18</text:p>
          </table:table-cell>
          <table:table-cell table:style-name="ce29" table:formula="oooc:=IF([.D3];[.D3]-[.E3];0)" office:value-type="string">
            <text:p>2</text:p>
          </table:table-cell>
          <table:table-cell table:style-name="ce28" table:formula="oooc:=IF([.D3]-[.D2]&gt;0;[.D3]-[.D2];0)" office:value-type="string">
            <text:p>20.0</text:p>
          </table:table-cell>
          <table:table-cell table:style-name="ce28" table:formula="oooc:=ROUND([.D3]/[.A3];1)" office:value-type="string">
            <text:p>20.0</text:p>
          </table:table-cell>
          <table:table-cell table:style-name="ce30" office:value-type="string">
            <text:p>No SPOT (Est from BDW Hike); Stayed @ Lake Morena (mile 20.0); Left at 9 AM; Under Interstate 8</text:p>
          </table:table-cell>
          <table:table-cell table:number-columns-repeated="10" table:style-name="ce26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31" office:value-type="date" office:date-value="2015-04-08T00:00:00">
            <text:p>04/08/15</text:p>
          </table:table-cell>
          <table:table-cell table:style-name="ce32" office:value-type="string">
            <text:p>32.77766,-116.4454</text:p>
          </table:table-cell>
          <table:table-cell table:style-name="ce28" office:value-type="float" office:value="32.6">
            <text:p>32.6</text:p>
          </table:table-cell>
          <table:table-cell table:style-name="ce29" table:formula="oooc:=ROUND([.A4]*(2660/150);0)" office:value-type="string">
            <text:p>35</text:p>
          </table:table-cell>
          <table:table-cell table:style-name="ce29" table:formula="oooc:=IF([.D4];[.D4]-[.E4];0)" office:value-type="string">
            <text:p>-2</text:p>
          </table:table-cell>
          <table:table-cell table:style-name="ce28" table:formula="oooc:=IF([.D4]-[.D3]&gt;0;[.D4]-[.D3];0)" office:value-type="string">
            <text:p>12.6</text:p>
          </table:table-cell>
          <table:table-cell table:style-name="ce28" table:formula="oooc:=ROUND([.D4]/[.A4];1)" office:value-type="string">
            <text:p>16.3</text:p>
          </table:table-cell>
          <table:table-cell table:style-name="ce30" office:value-type="string">
            <text:p>Stayed @ Cibbetts Campground (mile 32.6)</text:p>
          </table:table-cell>
          <table:table-cell table:number-columns-repeated="10" table:style-name="ce26"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31" office:value-type="date" office:date-value="2015-04-09T00:00:00">
            <text:p>04/09/15</text:p>
          </table:table-cell>
          <table:table-cell table:style-name="ce30" office:value-type="string">
            <text:p>32.866959, -116.419393</text:p>
          </table:table-cell>
          <table:table-cell table:style-name="ce28" office:value-type="float" office:value="41.5">
            <text:p>41.5</text:p>
          </table:table-cell>
          <table:table-cell table:style-name="ce29" table:formula="oooc:=ROUND([.A5]*(2660/150);0)" office:value-type="string">
            <text:p>53</text:p>
          </table:table-cell>
          <table:table-cell table:style-name="ce29" table:formula="oooc:=IF([.D5];[.D5]-[.E5];0)" office:value-type="string">
            <text:p>-12</text:p>
          </table:table-cell>
          <table:table-cell table:style-name="ce28" table:formula="oooc:=IF([.D5]-[.D4]&gt;0;[.D5]-[.D4];0)" office:value-type="string">
            <text:p>8.9</text:p>
          </table:table-cell>
          <table:table-cell table:style-name="ce28" table:formula="oooc:=ROUND([.D5]/[.A5];1)" office:value-type="string">
            <text:p>13.8</text:p>
          </table:table-cell>
          <table:table-cell table:style-name="ce30" office:value-type="string">
            <text:p>No SPOT (Est from Mt. Laguna Lodge Address); Stayed @ Mt. Laguna Lodge (mile 41.5); Laundry; Resupply</text:p>
          </table:table-cell>
          <table:table-cell table:number-columns-repeated="10" table:style-name="ce26"/>
        </table:table-row>
        <table:table-row table:style-name="ro1">
          <table:table-cell table:style-name="ce26" office:value-type="float" office:value="4">
            <text:p>4</text:p>
          </table:table-cell>
          <table:table-cell table:style-name="ce31" office:value-type="date" office:date-value="2015-04-10T00:00:00">
            <text:p>04/10/15</text:p>
          </table:table-cell>
          <table:table-cell table:style-name="ce26"/>
          <table:table-cell table:style-name="ce28"/>
          <table:table-cell table:style-name="ce29" table:formula="oooc:=ROUND([.A6]*(2660/150);0)" office:value-type="string">
            <text:p>71</text:p>
          </table:table-cell>
          <table:table-cell table:style-name="ce29" table:formula="oooc:=IF([.D6];[.D6]-[.E6];0)" office:value-type="string">
            <text:p>0</text:p>
          </table:table-cell>
          <table:table-cell table:style-name="ce28" table:formula="oooc:=IF([.D6]-[.D5]&gt;0;[.D6]-[.D5];0)" office:value-type="string">
            <text:p>0.0</text:p>
          </table:table-cell>
          <table:table-cell table:style-name="ce28" table:formula="oooc:=ROUND([.D6]/[.A6]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5">
            <text:p>5</text:p>
          </table:table-cell>
          <table:table-cell table:style-name="ce31" office:value-type="date" office:date-value="2015-04-11T00:00:00">
            <text:p>04/11/15</text:p>
          </table:table-cell>
          <table:table-cell table:style-name="ce26"/>
          <table:table-cell table:style-name="ce28"/>
          <table:table-cell table:style-name="ce29" table:formula="oooc:=ROUND([.A7]*(2660/150);0)" office:value-type="string">
            <text:p>89</text:p>
          </table:table-cell>
          <table:table-cell table:style-name="ce29" table:formula="oooc:=IF([.D7];[.D7]-[.E7];0)" office:value-type="string">
            <text:p>0</text:p>
          </table:table-cell>
          <table:table-cell table:style-name="ce28" table:formula="oooc:=IF([.D7]-[.D6]&gt;0;[.D7]-[.D6];0)" office:value-type="string">
            <text:p>0.0</text:p>
          </table:table-cell>
          <table:table-cell table:style-name="ce28" table:formula="oooc:=ROUND(SUM([.G3:.G7])/5;1)" office:value-type="string">
            <text:p>8.3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6">
            <text:p>6</text:p>
          </table:table-cell>
          <table:table-cell table:style-name="ce31" office:value-type="date" office:date-value="2015-04-12T00:00:00">
            <text:p>04/12/15</text:p>
          </table:table-cell>
          <table:table-cell table:style-name="ce37" office:value-type="string">
            <text:p/>
          </table:table-cell>
          <table:table-cell table:style-name="ce28"/>
          <table:table-cell table:style-name="ce29" table:formula="oooc:=ROUND([.A8]*(2660/150);0)" office:value-type="string">
            <text:p>106</text:p>
          </table:table-cell>
          <table:table-cell table:style-name="ce29" table:formula="oooc:=IF([.D8];[.D8]-[.E8];0)" office:value-type="string">
            <text:p>0</text:p>
          </table:table-cell>
          <table:table-cell table:style-name="ce28" table:formula="oooc:=IF([.D8]-[.D7]&gt;0;[.D8]-[.D7];0)" office:value-type="string">
            <text:p>0.0</text:p>
          </table:table-cell>
          <table:table-cell table:style-name="ce28" table:formula="oooc:=ROUND(SUM([.G4:.G8])/5;1)" office:value-type="string">
            <text:p>4.3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7">
            <text:p>7</text:p>
          </table:table-cell>
          <table:table-cell table:style-name="ce31" office:value-type="date" office:date-value="2015-04-13T00:00:00">
            <text:p>04/13/15</text:p>
          </table:table-cell>
          <table:table-cell table:style-name="ce26"/>
          <table:table-cell table:style-name="ce28"/>
          <table:table-cell table:style-name="ce29" table:formula="oooc:=ROUND([.A9]*(2660/150);0)" office:value-type="string">
            <text:p>124</text:p>
          </table:table-cell>
          <table:table-cell table:style-name="ce29" table:formula="oooc:=IF([.D9];[.D9]-[.E9];0)" office:value-type="string">
            <text:p>0</text:p>
          </table:table-cell>
          <table:table-cell table:style-name="ce28" table:formula="oooc:=IF([.D9]-[.D8]&gt;0;[.D9]-[.D8];0)" office:value-type="string">
            <text:p>0.0</text:p>
          </table:table-cell>
          <table:table-cell table:style-name="ce28" table:formula="oooc:=ROUND(SUM([.G5:.G9])/5;1)" office:value-type="string">
            <text:p>1.8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8">
            <text:p>8</text:p>
          </table:table-cell>
          <table:table-cell table:style-name="ce31" office:value-type="date" office:date-value="2015-04-14T00:00:00">
            <text:p>04/14/15</text:p>
          </table:table-cell>
          <table:table-cell table:style-name="ce26"/>
          <table:table-cell table:style-name="ce28"/>
          <table:table-cell table:style-name="ce29" table:formula="oooc:=ROUND([.A10]*(2660/150);0)" office:value-type="string">
            <text:p>142</text:p>
          </table:table-cell>
          <table:table-cell table:style-name="ce29" table:formula="oooc:=IF([.D10];[.D10]-[.E10];0)" office:value-type="string">
            <text:p>0</text:p>
          </table:table-cell>
          <table:table-cell table:style-name="ce28" table:formula="oooc:=IF([.D10]-[.D9]&gt;0;[.D10]-[.D9];0)" office:value-type="string">
            <text:p>0.0</text:p>
          </table:table-cell>
          <table:table-cell table:style-name="ce28" table:formula="oooc:=ROUND(SUM([.G6:.G10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9">
            <text:p>9</text:p>
          </table:table-cell>
          <table:table-cell table:style-name="ce31" office:value-type="date" office:date-value="2015-04-15T00:00:00">
            <text:p>04/15/15</text:p>
          </table:table-cell>
          <table:table-cell table:style-name="ce26"/>
          <table:table-cell table:style-name="ce28"/>
          <table:table-cell table:style-name="ce29" table:formula="oooc:=ROUND([.A11]*(2660/150);0)" office:value-type="string">
            <text:p>160</text:p>
          </table:table-cell>
          <table:table-cell table:style-name="ce29" table:formula="oooc:=IF([.D11];[.D11]-[.E11];0)" office:value-type="string">
            <text:p>0</text:p>
          </table:table-cell>
          <table:table-cell table:style-name="ce28" table:formula="oooc:=IF([.D11]-[.D10]&gt;0;[.D11]-[.D10];0)" office:value-type="string">
            <text:p>0.0</text:p>
          </table:table-cell>
          <table:table-cell table:style-name="ce28" table:formula="oooc:=ROUND(SUM([.G7:.G11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0">
            <text:p>10</text:p>
          </table:table-cell>
          <table:table-cell table:style-name="ce31" office:value-type="date" office:date-value="2015-04-16T00:00:00">
            <text:p>04/16/15</text:p>
          </table:table-cell>
          <table:table-cell table:style-name="ce26"/>
          <table:table-cell table:style-name="ce28"/>
          <table:table-cell table:style-name="ce29" table:formula="oooc:=ROUND([.A12]*(2660/150);0)" office:value-type="string">
            <text:p>177</text:p>
          </table:table-cell>
          <table:table-cell table:style-name="ce29" table:formula="oooc:=IF([.D12];[.D12]-[.E12];0)" office:value-type="string">
            <text:p>0</text:p>
          </table:table-cell>
          <table:table-cell table:style-name="ce28" table:formula="oooc:=IF([.D12]-[.D11]&gt;0;[.D12]-[.D11];0)" office:value-type="string">
            <text:p>0.0</text:p>
          </table:table-cell>
          <table:table-cell table:style-name="ce28" table:formula="oooc:=ROUND(SUM([.G8:.G12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1">
            <text:p>11</text:p>
          </table:table-cell>
          <table:table-cell table:style-name="ce31" office:value-type="date" office:date-value="2015-04-17T00:00:00">
            <text:p>04/17/15</text:p>
          </table:table-cell>
          <table:table-cell table:style-name="ce26"/>
          <table:table-cell table:style-name="ce28"/>
          <table:table-cell table:style-name="ce29" table:formula="oooc:=ROUND([.A13]*(2660/150);0)" office:value-type="string">
            <text:p>195</text:p>
          </table:table-cell>
          <table:table-cell table:style-name="ce29" table:formula="oooc:=IF([.D13];[.D13]-[.E13];0)" office:value-type="string">
            <text:p>0</text:p>
          </table:table-cell>
          <table:table-cell table:style-name="ce28" table:formula="oooc:=IF([.D13]-[.D12]&gt;0;[.D13]-[.D12];0)" office:value-type="string">
            <text:p>0.0</text:p>
          </table:table-cell>
          <table:table-cell table:style-name="ce28" table:formula="oooc:=ROUND(SUM([.G9:.G13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2">
            <text:p>12</text:p>
          </table:table-cell>
          <table:table-cell table:style-name="ce31" office:value-type="date" office:date-value="2015-04-18T00:00:00">
            <text:p>04/18/15</text:p>
          </table:table-cell>
          <table:table-cell table:style-name="ce26"/>
          <table:table-cell table:style-name="ce28"/>
          <table:table-cell table:style-name="ce29" table:formula="oooc:=ROUND([.A14]*(2660/150);0)" office:value-type="string">
            <text:p>213</text:p>
          </table:table-cell>
          <table:table-cell table:style-name="ce29" table:formula="oooc:=IF([.D14];[.D14]-[.E14];0)" office:value-type="string">
            <text:p>0</text:p>
          </table:table-cell>
          <table:table-cell table:style-name="ce28" table:formula="oooc:=IF([.D14]-[.D13]&gt;0;[.D14]-[.D13];0)" office:value-type="string">
            <text:p>0.0</text:p>
          </table:table-cell>
          <table:table-cell table:style-name="ce28" table:formula="oooc:=ROUND(SUM([.G10:.G14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3">
            <text:p>13</text:p>
          </table:table-cell>
          <table:table-cell table:style-name="ce31" office:value-type="date" office:date-value="2015-04-19T00:00:00">
            <text:p>04/19/15</text:p>
          </table:table-cell>
          <table:table-cell table:style-name="ce26"/>
          <table:table-cell table:style-name="ce28"/>
          <table:table-cell table:style-name="ce29" table:formula="oooc:=ROUND([.A15]*(2660/150);0)" office:value-type="string">
            <text:p>231</text:p>
          </table:table-cell>
          <table:table-cell table:style-name="ce29" table:formula="oooc:=IF([.D15];[.D15]-[.E15];0)" office:value-type="string">
            <text:p>0</text:p>
          </table:table-cell>
          <table:table-cell table:style-name="ce28" table:formula="oooc:=IF([.D15]-[.D14]&gt;0;[.D15]-[.D14];0)" office:value-type="string">
            <text:p>0.0</text:p>
          </table:table-cell>
          <table:table-cell table:style-name="ce28" table:formula="oooc:=ROUND(SUM([.G11:.G15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4">
            <text:p>14</text:p>
          </table:table-cell>
          <table:table-cell table:style-name="ce31" office:value-type="date" office:date-value="2015-04-20T00:00:00">
            <text:p>04/20/15</text:p>
          </table:table-cell>
          <table:table-cell table:style-name="ce26"/>
          <table:table-cell table:style-name="ce28"/>
          <table:table-cell table:style-name="ce29" table:formula="oooc:=ROUND([.A16]*(2660/150);0)" office:value-type="string">
            <text:p>248</text:p>
          </table:table-cell>
          <table:table-cell table:style-name="ce29" table:formula="oooc:=IF([.D16];[.D16]-[.E16];0)" office:value-type="string">
            <text:p>0</text:p>
          </table:table-cell>
          <table:table-cell table:style-name="ce28" table:formula="oooc:=IF([.D16]-[.D15]&gt;0;[.D16]-[.D15];0)" office:value-type="string">
            <text:p>0.0</text:p>
          </table:table-cell>
          <table:table-cell table:style-name="ce28" table:formula="oooc:=ROUND(SUM([.G12:.G16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5">
            <text:p>15</text:p>
          </table:table-cell>
          <table:table-cell table:style-name="ce31" office:value-type="date" office:date-value="2015-04-21T00:00:00">
            <text:p>04/21/15</text:p>
          </table:table-cell>
          <table:table-cell table:style-name="ce26"/>
          <table:table-cell table:style-name="ce28"/>
          <table:table-cell table:style-name="ce29" table:formula="oooc:=ROUND([.A17]*(2660/150);0)" office:value-type="string">
            <text:p>266</text:p>
          </table:table-cell>
          <table:table-cell table:style-name="ce29" table:formula="oooc:=IF([.D17];[.D17]-[.E17];0)" office:value-type="string">
            <text:p>0</text:p>
          </table:table-cell>
          <table:table-cell table:style-name="ce28" table:formula="oooc:=IF([.D17]-[.D16]&gt;0;[.D17]-[.D16];0)" office:value-type="string">
            <text:p>0.0</text:p>
          </table:table-cell>
          <table:table-cell table:style-name="ce28" table:formula="oooc:=ROUND(SUM([.G13:.G17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6">
            <text:p>16</text:p>
          </table:table-cell>
          <table:table-cell table:style-name="ce31" office:value-type="date" office:date-value="2015-04-22T00:00:00">
            <text:p>04/22/15</text:p>
          </table:table-cell>
          <table:table-cell table:style-name="ce26"/>
          <table:table-cell table:style-name="ce28"/>
          <table:table-cell table:style-name="ce29" table:formula="oooc:=ROUND([.A18]*(2660/150);0)" office:value-type="string">
            <text:p>284</text:p>
          </table:table-cell>
          <table:table-cell table:style-name="ce29" table:formula="oooc:=IF([.D18];[.D18]-[.E18];0)" office:value-type="string">
            <text:p>0</text:p>
          </table:table-cell>
          <table:table-cell table:style-name="ce28" table:formula="oooc:=IF([.D18]-[.D17]&gt;0;[.D18]-[.D17];0)" office:value-type="string">
            <text:p>0.0</text:p>
          </table:table-cell>
          <table:table-cell table:style-name="ce28" table:formula="oooc:=ROUND(SUM([.G14:.G18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7">
            <text:p>17</text:p>
          </table:table-cell>
          <table:table-cell table:style-name="ce31" office:value-type="date" office:date-value="2015-04-23T00:00:00">
            <text:p>04/23/15</text:p>
          </table:table-cell>
          <table:table-cell table:style-name="ce26"/>
          <table:table-cell table:style-name="ce28"/>
          <table:table-cell table:style-name="ce29" table:formula="oooc:=ROUND([.A19]*(2660/150);0)" office:value-type="string">
            <text:p>301</text:p>
          </table:table-cell>
          <table:table-cell table:style-name="ce29" table:formula="oooc:=IF([.D19];[.D19]-[.E19];0)" office:value-type="string">
            <text:p>0</text:p>
          </table:table-cell>
          <table:table-cell table:style-name="ce28" table:formula="oooc:=IF([.D19]-[.D18]&gt;0;[.D19]-[.D18];0)" office:value-type="string">
            <text:p>0.0</text:p>
          </table:table-cell>
          <table:table-cell table:style-name="ce28" table:formula="oooc:=ROUND(SUM([.G15:.G19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8">
            <text:p>18</text:p>
          </table:table-cell>
          <table:table-cell table:style-name="ce31" office:value-type="date" office:date-value="2015-04-24T00:00:00">
            <text:p>04/24/15</text:p>
          </table:table-cell>
          <table:table-cell table:style-name="ce26"/>
          <table:table-cell table:style-name="ce28"/>
          <table:table-cell table:style-name="ce29" table:formula="oooc:=ROUND([.A20]*(2660/150);0)" office:value-type="string">
            <text:p>319</text:p>
          </table:table-cell>
          <table:table-cell table:style-name="ce29" table:formula="oooc:=IF([.D20];[.D20]-[.E20];0)" office:value-type="string">
            <text:p>0</text:p>
          </table:table-cell>
          <table:table-cell table:style-name="ce28" table:formula="oooc:=IF([.D20]-[.D19]&gt;0;[.D20]-[.D19];0)" office:value-type="string">
            <text:p>0.0</text:p>
          </table:table-cell>
          <table:table-cell table:style-name="ce28" table:formula="oooc:=ROUND(SUM([.G16:.G20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9">
            <text:p>19</text:p>
          </table:table-cell>
          <table:table-cell table:style-name="ce31" office:value-type="date" office:date-value="2015-04-25T00:00:00">
            <text:p>04/25/15</text:p>
          </table:table-cell>
          <table:table-cell table:style-name="ce26"/>
          <table:table-cell table:style-name="ce28"/>
          <table:table-cell table:style-name="ce29" table:formula="oooc:=ROUND([.A21]*(2660/150);0)" office:value-type="string">
            <text:p>337</text:p>
          </table:table-cell>
          <table:table-cell table:style-name="ce29" table:formula="oooc:=IF([.D21];[.D21]-[.E21];0)" office:value-type="string">
            <text:p>0</text:p>
          </table:table-cell>
          <table:table-cell table:style-name="ce28" table:formula="oooc:=IF([.D21]-[.D20]&gt;0;[.D21]-[.D20];0)" office:value-type="string">
            <text:p>0.0</text:p>
          </table:table-cell>
          <table:table-cell table:style-name="ce28" table:formula="oooc:=ROUND(SUM([.G17:.G21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20">
            <text:p>20</text:p>
          </table:table-cell>
          <table:table-cell table:style-name="ce31" office:value-type="date" office:date-value="2015-04-26T00:00:00">
            <text:p>04/26/15</text:p>
          </table:table-cell>
          <table:table-cell table:style-name="ce26"/>
          <table:table-cell table:style-name="ce28"/>
          <table:table-cell table:style-name="ce29" table:formula="oooc:=ROUND([.A22]*(2660/150);0)" office:value-type="string">
            <text:p>355</text:p>
          </table:table-cell>
          <table:table-cell table:style-name="ce29" table:formula="oooc:=IF([.D22];[.D22]-[.E22];0)" office:value-type="string">
            <text:p>0</text:p>
          </table:table-cell>
          <table:table-cell table:style-name="ce28" table:formula="oooc:=IF([.D22]-[.D21]&gt;0;[.D22]-[.D21];0)" office:value-type="string">
            <text:p>0.0</text:p>
          </table:table-cell>
          <table:table-cell table:style-name="ce28" table:formula="oooc:=ROUND(SUM([.G18:.G22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21">
            <text:p>21</text:p>
          </table:table-cell>
          <table:table-cell table:style-name="ce31" office:value-type="date" office:date-value="2015-04-27T00:00:00">
            <text:p>04/27/15</text:p>
          </table:table-cell>
          <table:table-cell table:style-name="ce26"/>
          <table:table-cell table:style-name="ce28"/>
          <table:table-cell table:style-name="ce29" table:formula="oooc:=ROUND([.A23]*(2660/150);0)" office:value-type="string">
            <text:p>372</text:p>
          </table:table-cell>
          <table:table-cell table:style-name="ce29" table:formula="oooc:=IF([.D23];[.D23]-[.E23];0)" office:value-type="string">
            <text:p>0</text:p>
          </table:table-cell>
          <table:table-cell table:style-name="ce28" table:formula="oooc:=IF([.D23]-[.D22]&gt;0;[.D23]-[.D22];0)" office:value-type="string">
            <text:p>0.0</text:p>
          </table:table-cell>
          <table:table-cell table:style-name="ce28" table:formula="oooc:=ROUND(SUM([.G19:.G23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22">
            <text:p>22</text:p>
          </table:table-cell>
          <table:table-cell table:style-name="ce31" office:value-type="date" office:date-value="2015-04-28T00:00:00">
            <text:p>04/28/15</text:p>
          </table:table-cell>
          <table:table-cell table:style-name="ce26"/>
          <table:table-cell table:style-name="ce28"/>
          <table:table-cell table:style-name="ce29" table:formula="oooc:=ROUND([.A24]*(2660/150);0)" office:value-type="string">
            <text:p>390</text:p>
          </table:table-cell>
          <table:table-cell table:style-name="ce29" table:formula="oooc:=IF([.D24];[.D24]-[.E24];0)" office:value-type="string">
            <text:p>0</text:p>
          </table:table-cell>
          <table:table-cell table:style-name="ce28" table:formula="oooc:=IF([.D24]-[.D23]&gt;0;[.D24]-[.D23];0)" office:value-type="string">
            <text:p>0.0</text:p>
          </table:table-cell>
          <table:table-cell table:style-name="ce28" table:formula="oooc:=ROUND(SUM([.G20:.G24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23">
            <text:p>23</text:p>
          </table:table-cell>
          <table:table-cell table:style-name="ce31" office:value-type="date" office:date-value="2015-04-29T00:00:00">
            <text:p>04/29/15</text:p>
          </table:table-cell>
          <table:table-cell table:style-name="ce26"/>
          <table:table-cell table:style-name="ce28"/>
          <table:table-cell table:style-name="ce29" table:formula="oooc:=ROUND([.A25]*(2660/150);0)" office:value-type="string">
            <text:p>408</text:p>
          </table:table-cell>
          <table:table-cell table:style-name="ce29" table:formula="oooc:=IF([.D25];[.D25]-[.E25];0)" office:value-type="string">
            <text:p>0</text:p>
          </table:table-cell>
          <table:table-cell table:style-name="ce28" table:formula="oooc:=IF([.D25]-[.D24]&gt;0;[.D25]-[.D24];0)" office:value-type="string">
            <text:p>0.0</text:p>
          </table:table-cell>
          <table:table-cell table:style-name="ce28" table:formula="oooc:=ROUND(SUM([.G21:.G25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24">
            <text:p>24</text:p>
          </table:table-cell>
          <table:table-cell table:style-name="ce31" office:value-type="date" office:date-value="2015-04-30T00:00:00">
            <text:p>04/30/15</text:p>
          </table:table-cell>
          <table:table-cell table:style-name="ce26"/>
          <table:table-cell table:style-name="ce28"/>
          <table:table-cell table:style-name="ce29" table:formula="oooc:=ROUND([.A26]*(2660/150);0)" office:value-type="string">
            <text:p>426</text:p>
          </table:table-cell>
          <table:table-cell table:style-name="ce29" table:formula="oooc:=IF([.D26];[.D26]-[.E26];0)" office:value-type="string">
            <text:p>0</text:p>
          </table:table-cell>
          <table:table-cell table:style-name="ce28" table:formula="oooc:=IF([.D26]-[.D25]&gt;0;[.D26]-[.D25];0)" office:value-type="string">
            <text:p>0.0</text:p>
          </table:table-cell>
          <table:table-cell table:style-name="ce28" table:formula="oooc:=ROUND(SUM([.G22:.G26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25">
            <text:p>25</text:p>
          </table:table-cell>
          <table:table-cell table:style-name="ce31" office:value-type="date" office:date-value="2015-05-01T00:00:00">
            <text:p>05/01/15</text:p>
          </table:table-cell>
          <table:table-cell table:style-name="ce26"/>
          <table:table-cell table:style-name="ce28"/>
          <table:table-cell table:style-name="ce29" table:formula="oooc:=ROUND([.A27]*(2660/150);0)" office:value-type="string">
            <text:p>443</text:p>
          </table:table-cell>
          <table:table-cell table:style-name="ce29" table:formula="oooc:=IF([.D27];[.D27]-[.E27];0)" office:value-type="string">
            <text:p>0</text:p>
          </table:table-cell>
          <table:table-cell table:style-name="ce28" table:formula="oooc:=IF([.D27]-[.D26]&gt;0;[.D27]-[.D26];0)" office:value-type="string">
            <text:p>0.0</text:p>
          </table:table-cell>
          <table:table-cell table:style-name="ce28" table:formula="oooc:=ROUND(SUM([.G23:.G27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26">
            <text:p>26</text:p>
          </table:table-cell>
          <table:table-cell table:style-name="ce31" office:value-type="date" office:date-value="2015-05-02T00:00:00">
            <text:p>05/02/15</text:p>
          </table:table-cell>
          <table:table-cell table:style-name="ce26"/>
          <table:table-cell table:style-name="ce28"/>
          <table:table-cell table:style-name="ce29" table:formula="oooc:=ROUND([.A28]*(2660/150);0)" office:value-type="string">
            <text:p>461</text:p>
          </table:table-cell>
          <table:table-cell table:style-name="ce29" table:formula="oooc:=IF([.D28];[.D28]-[.E28];0)" office:value-type="string">
            <text:p>0</text:p>
          </table:table-cell>
          <table:table-cell table:style-name="ce28" table:formula="oooc:=IF([.D28]-[.D27]&gt;0;[.D28]-[.D27];0)" office:value-type="string">
            <text:p>0.0</text:p>
          </table:table-cell>
          <table:table-cell table:style-name="ce28" table:formula="oooc:=ROUND(SUM([.G24:.G28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27">
            <text:p>27</text:p>
          </table:table-cell>
          <table:table-cell table:style-name="ce31" office:value-type="date" office:date-value="2015-05-03T00:00:00">
            <text:p>05/03/15</text:p>
          </table:table-cell>
          <table:table-cell table:style-name="ce26"/>
          <table:table-cell table:style-name="ce28"/>
          <table:table-cell table:style-name="ce29" table:formula="oooc:=ROUND([.A29]*(2660/150);0)" office:value-type="string">
            <text:p>479</text:p>
          </table:table-cell>
          <table:table-cell table:style-name="ce29" table:formula="oooc:=IF([.D29];[.D29]-[.E29];0)" office:value-type="string">
            <text:p>0</text:p>
          </table:table-cell>
          <table:table-cell table:style-name="ce28" table:formula="oooc:=IF([.D29]-[.D28]&gt;0;[.D29]-[.D28];0)" office:value-type="string">
            <text:p>0.0</text:p>
          </table:table-cell>
          <table:table-cell table:style-name="ce28" table:formula="oooc:=ROUND(SUM([.G25:.G29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28">
            <text:p>28</text:p>
          </table:table-cell>
          <table:table-cell table:style-name="ce31" office:value-type="date" office:date-value="2015-05-04T00:00:00">
            <text:p>05/04/15</text:p>
          </table:table-cell>
          <table:table-cell table:style-name="ce26"/>
          <table:table-cell table:style-name="ce28"/>
          <table:table-cell table:style-name="ce29" table:formula="oooc:=ROUND([.A30]*(2660/150);0)" office:value-type="string">
            <text:p>497</text:p>
          </table:table-cell>
          <table:table-cell table:style-name="ce29" table:formula="oooc:=IF([.D30];[.D30]-[.E30];0)" office:value-type="string">
            <text:p>0</text:p>
          </table:table-cell>
          <table:table-cell table:style-name="ce28" table:formula="oooc:=IF([.D30]-[.D29]&gt;0;[.D30]-[.D29];0)" office:value-type="string">
            <text:p>0.0</text:p>
          </table:table-cell>
          <table:table-cell table:style-name="ce28" table:formula="oooc:=ROUND(SUM([.G26:.G30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29">
            <text:p>29</text:p>
          </table:table-cell>
          <table:table-cell table:style-name="ce31" office:value-type="date" office:date-value="2015-05-05T00:00:00">
            <text:p>05/05/15</text:p>
          </table:table-cell>
          <table:table-cell table:style-name="ce26"/>
          <table:table-cell table:style-name="ce28"/>
          <table:table-cell table:style-name="ce29" table:formula="oooc:=ROUND([.A31]*(2660/150);0)" office:value-type="string">
            <text:p>514</text:p>
          </table:table-cell>
          <table:table-cell table:style-name="ce29" table:formula="oooc:=IF([.D31];[.D31]-[.E31];0)" office:value-type="string">
            <text:p>0</text:p>
          </table:table-cell>
          <table:table-cell table:style-name="ce28" table:formula="oooc:=IF([.D31]-[.D30]&gt;0;[.D31]-[.D30];0)" office:value-type="string">
            <text:p>0.0</text:p>
          </table:table-cell>
          <table:table-cell table:style-name="ce28" table:formula="oooc:=ROUND(SUM([.G27:.G31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30">
            <text:p>30</text:p>
          </table:table-cell>
          <table:table-cell table:style-name="ce31" office:value-type="date" office:date-value="2015-05-06T00:00:00">
            <text:p>05/06/15</text:p>
          </table:table-cell>
          <table:table-cell table:style-name="ce26"/>
          <table:table-cell table:style-name="ce28"/>
          <table:table-cell table:style-name="ce29" table:formula="oooc:=ROUND([.A32]*(2660/150);0)" office:value-type="string">
            <text:p>532</text:p>
          </table:table-cell>
          <table:table-cell table:style-name="ce29" table:formula="oooc:=IF([.D32];[.D32]-[.E32];0)" office:value-type="string">
            <text:p>0</text:p>
          </table:table-cell>
          <table:table-cell table:style-name="ce28" table:formula="oooc:=IF([.D32]-[.D31]&gt;0;[.D32]-[.D31];0)" office:value-type="string">
            <text:p>0.0</text:p>
          </table:table-cell>
          <table:table-cell table:style-name="ce28" table:formula="oooc:=ROUND(SUM([.G28:.G32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31">
            <text:p>31</text:p>
          </table:table-cell>
          <table:table-cell table:style-name="ce31" office:value-type="date" office:date-value="2015-05-07T00:00:00">
            <text:p>05/07/15</text:p>
          </table:table-cell>
          <table:table-cell table:style-name="ce26"/>
          <table:table-cell table:style-name="ce28"/>
          <table:table-cell table:style-name="ce29" table:formula="oooc:=ROUND([.A33]*(2660/150);0)" office:value-type="string">
            <text:p>550</text:p>
          </table:table-cell>
          <table:table-cell table:style-name="ce29" table:formula="oooc:=IF([.D33];[.D33]-[.E33];0)" office:value-type="string">
            <text:p>0</text:p>
          </table:table-cell>
          <table:table-cell table:style-name="ce28" table:formula="oooc:=IF([.D33]-[.D32]&gt;0;[.D33]-[.D32];0)" office:value-type="string">
            <text:p>0.0</text:p>
          </table:table-cell>
          <table:table-cell table:style-name="ce28" table:formula="oooc:=ROUND(SUM([.G29:.G33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32">
            <text:p>32</text:p>
          </table:table-cell>
          <table:table-cell table:style-name="ce31" office:value-type="date" office:date-value="2015-05-08T00:00:00">
            <text:p>05/08/15</text:p>
          </table:table-cell>
          <table:table-cell table:style-name="ce26"/>
          <table:table-cell table:style-name="ce28"/>
          <table:table-cell table:style-name="ce29" table:formula="oooc:=ROUND([.A34]*(2660/150);0)" office:value-type="string">
            <text:p>567</text:p>
          </table:table-cell>
          <table:table-cell table:style-name="ce29" table:formula="oooc:=IF([.D34];[.D34]-[.E34];0)" office:value-type="string">
            <text:p>0</text:p>
          </table:table-cell>
          <table:table-cell table:style-name="ce28" table:formula="oooc:=IF([.D34]-[.D33]&gt;0;[.D34]-[.D33];0)" office:value-type="string">
            <text:p>0.0</text:p>
          </table:table-cell>
          <table:table-cell table:style-name="ce28" table:formula="oooc:=ROUND(SUM([.G30:.G34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33">
            <text:p>33</text:p>
          </table:table-cell>
          <table:table-cell table:style-name="ce31" office:value-type="date" office:date-value="2015-05-09T00:00:00">
            <text:p>05/09/15</text:p>
          </table:table-cell>
          <table:table-cell table:style-name="ce26"/>
          <table:table-cell table:style-name="ce28"/>
          <table:table-cell table:style-name="ce29" table:formula="oooc:=ROUND([.A35]*(2660/150);0)" office:value-type="string">
            <text:p>585</text:p>
          </table:table-cell>
          <table:table-cell table:style-name="ce29" table:formula="oooc:=IF([.D35];[.D35]-[.E35];0)" office:value-type="string">
            <text:p>0</text:p>
          </table:table-cell>
          <table:table-cell table:style-name="ce28" table:formula="oooc:=IF([.D35]-[.D34]&gt;0;[.D35]-[.D34];0)" office:value-type="string">
            <text:p>0.0</text:p>
          </table:table-cell>
          <table:table-cell table:style-name="ce28" table:formula="oooc:=ROUND(SUM([.G31:.G35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34">
            <text:p>34</text:p>
          </table:table-cell>
          <table:table-cell table:style-name="ce31" office:value-type="date" office:date-value="2015-05-10T00:00:00">
            <text:p>05/10/15</text:p>
          </table:table-cell>
          <table:table-cell table:style-name="ce26"/>
          <table:table-cell table:style-name="ce28"/>
          <table:table-cell table:style-name="ce29" table:formula="oooc:=ROUND([.A36]*(2660/150);0)" office:value-type="string">
            <text:p>603</text:p>
          </table:table-cell>
          <table:table-cell table:style-name="ce29" table:formula="oooc:=IF([.D36];[.D36]-[.E36];0)" office:value-type="string">
            <text:p>0</text:p>
          </table:table-cell>
          <table:table-cell table:style-name="ce28" table:formula="oooc:=IF([.D36]-[.D35]&gt;0;[.D36]-[.D35];0)" office:value-type="string">
            <text:p>0.0</text:p>
          </table:table-cell>
          <table:table-cell table:style-name="ce28" table:formula="oooc:=ROUND(SUM([.G32:.G36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35">
            <text:p>35</text:p>
          </table:table-cell>
          <table:table-cell table:style-name="ce31" office:value-type="date" office:date-value="2015-05-11T00:00:00">
            <text:p>05/11/15</text:p>
          </table:table-cell>
          <table:table-cell table:style-name="ce26"/>
          <table:table-cell table:style-name="ce28"/>
          <table:table-cell table:style-name="ce29" table:formula="oooc:=ROUND([.A37]*(2660/150);0)" office:value-type="string">
            <text:p>621</text:p>
          </table:table-cell>
          <table:table-cell table:style-name="ce29" table:formula="oooc:=IF([.D37];[.D37]-[.E37];0)" office:value-type="string">
            <text:p>0</text:p>
          </table:table-cell>
          <table:table-cell table:style-name="ce28" table:formula="oooc:=IF([.D37]-[.D36]&gt;0;[.D37]-[.D36];0)" office:value-type="string">
            <text:p>0.0</text:p>
          </table:table-cell>
          <table:table-cell table:style-name="ce28" table:formula="oooc:=ROUND(SUM([.G33:.G37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36">
            <text:p>36</text:p>
          </table:table-cell>
          <table:table-cell table:style-name="ce31" office:value-type="date" office:date-value="2015-05-12T00:00:00">
            <text:p>05/12/15</text:p>
          </table:table-cell>
          <table:table-cell table:style-name="ce26"/>
          <table:table-cell table:style-name="ce28"/>
          <table:table-cell table:style-name="ce29" table:formula="oooc:=ROUND([.A38]*(2660/150);0)" office:value-type="string">
            <text:p>638</text:p>
          </table:table-cell>
          <table:table-cell table:style-name="ce29" table:formula="oooc:=IF([.D38];[.D38]-[.E38];0)" office:value-type="string">
            <text:p>0</text:p>
          </table:table-cell>
          <table:table-cell table:style-name="ce28" table:formula="oooc:=IF([.D38]-[.D37]&gt;0;[.D38]-[.D37];0)" office:value-type="string">
            <text:p>0.0</text:p>
          </table:table-cell>
          <table:table-cell table:style-name="ce28" table:formula="oooc:=ROUND(SUM([.G34:.G38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37">
            <text:p>37</text:p>
          </table:table-cell>
          <table:table-cell table:style-name="ce31" office:value-type="date" office:date-value="2015-05-13T00:00:00">
            <text:p>05/13/15</text:p>
          </table:table-cell>
          <table:table-cell table:style-name="ce26"/>
          <table:table-cell table:style-name="ce28"/>
          <table:table-cell table:style-name="ce29" table:formula="oooc:=ROUND([.A39]*(2660/150);0)" office:value-type="string">
            <text:p>656</text:p>
          </table:table-cell>
          <table:table-cell table:style-name="ce29" table:formula="oooc:=IF([.D39];[.D39]-[.E39];0)" office:value-type="string">
            <text:p>0</text:p>
          </table:table-cell>
          <table:table-cell table:style-name="ce28" table:formula="oooc:=IF([.D39]-[.D38]&gt;0;[.D39]-[.D38];0)" office:value-type="string">
            <text:p>0.0</text:p>
          </table:table-cell>
          <table:table-cell table:style-name="ce28" table:formula="oooc:=ROUND(SUM([.G35:.G39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38">
            <text:p>38</text:p>
          </table:table-cell>
          <table:table-cell table:style-name="ce31" office:value-type="date" office:date-value="2015-05-14T00:00:00">
            <text:p>05/14/15</text:p>
          </table:table-cell>
          <table:table-cell table:style-name="ce26"/>
          <table:table-cell table:style-name="ce28"/>
          <table:table-cell table:style-name="ce29" table:formula="oooc:=ROUND([.A40]*(2660/150);0)" office:value-type="string">
            <text:p>674</text:p>
          </table:table-cell>
          <table:table-cell table:style-name="ce29" table:formula="oooc:=IF([.D40];[.D40]-[.E40];0)" office:value-type="string">
            <text:p>0</text:p>
          </table:table-cell>
          <table:table-cell table:style-name="ce28" table:formula="oooc:=IF([.D40]-[.D39]&gt;0;[.D40]-[.D39];0)" office:value-type="string">
            <text:p>0.0</text:p>
          </table:table-cell>
          <table:table-cell table:style-name="ce28" table:formula="oooc:=ROUND(SUM([.G36:.G40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39">
            <text:p>39</text:p>
          </table:table-cell>
          <table:table-cell table:style-name="ce31" office:value-type="date" office:date-value="2015-05-15T00:00:00">
            <text:p>05/15/15</text:p>
          </table:table-cell>
          <table:table-cell table:style-name="ce26"/>
          <table:table-cell table:style-name="ce28"/>
          <table:table-cell table:style-name="ce29" table:formula="oooc:=ROUND([.A41]*(2660/150);0)" office:value-type="string">
            <text:p>692</text:p>
          </table:table-cell>
          <table:table-cell table:style-name="ce29" table:formula="oooc:=IF([.D41];[.D41]-[.E41];0)" office:value-type="string">
            <text:p>0</text:p>
          </table:table-cell>
          <table:table-cell table:style-name="ce28" table:formula="oooc:=IF([.D41]-[.D40]&gt;0;[.D41]-[.D40];0)" office:value-type="string">
            <text:p>0.0</text:p>
          </table:table-cell>
          <table:table-cell table:style-name="ce28" table:formula="oooc:=ROUND(SUM([.G37:.G41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40">
            <text:p>40</text:p>
          </table:table-cell>
          <table:table-cell table:style-name="ce31" office:value-type="date" office:date-value="2015-05-16T00:00:00">
            <text:p>05/16/15</text:p>
          </table:table-cell>
          <table:table-cell table:style-name="ce26"/>
          <table:table-cell table:style-name="ce28"/>
          <table:table-cell table:style-name="ce29" table:formula="oooc:=ROUND([.A42]*(2660/150);0)" office:value-type="string">
            <text:p>709</text:p>
          </table:table-cell>
          <table:table-cell table:style-name="ce29" table:formula="oooc:=IF([.D42];[.D42]-[.E42];0)" office:value-type="string">
            <text:p>0</text:p>
          </table:table-cell>
          <table:table-cell table:style-name="ce28" table:formula="oooc:=IF([.D42]-[.D41]&gt;0;[.D42]-[.D41];0)" office:value-type="string">
            <text:p>0.0</text:p>
          </table:table-cell>
          <table:table-cell table:style-name="ce28" table:formula="oooc:=ROUND(SUM([.G38:.G42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41">
            <text:p>41</text:p>
          </table:table-cell>
          <table:table-cell table:style-name="ce31" office:value-type="date" office:date-value="2015-05-17T00:00:00">
            <text:p>05/17/15</text:p>
          </table:table-cell>
          <table:table-cell table:style-name="ce26"/>
          <table:table-cell table:style-name="ce28"/>
          <table:table-cell table:style-name="ce29" table:formula="oooc:=ROUND([.A43]*(2660/150);0)" office:value-type="string">
            <text:p>727</text:p>
          </table:table-cell>
          <table:table-cell table:style-name="ce29" table:formula="oooc:=IF([.D43];[.D43]-[.E43];0)" office:value-type="string">
            <text:p>0</text:p>
          </table:table-cell>
          <table:table-cell table:style-name="ce28" table:formula="oooc:=IF([.D43]-[.D42]&gt;0;[.D43]-[.D42];0)" office:value-type="string">
            <text:p>0.0</text:p>
          </table:table-cell>
          <table:table-cell table:style-name="ce28" table:formula="oooc:=ROUND(SUM([.G39:.G43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42">
            <text:p>42</text:p>
          </table:table-cell>
          <table:table-cell table:style-name="ce31" office:value-type="date" office:date-value="2015-05-18T00:00:00">
            <text:p>05/18/15</text:p>
          </table:table-cell>
          <table:table-cell table:style-name="ce26"/>
          <table:table-cell table:style-name="ce28"/>
          <table:table-cell table:style-name="ce29" table:formula="oooc:=ROUND([.A44]*(2660/150);0)" office:value-type="string">
            <text:p>745</text:p>
          </table:table-cell>
          <table:table-cell table:style-name="ce29" table:formula="oooc:=IF([.D44];[.D44]-[.E44];0)" office:value-type="string">
            <text:p>0</text:p>
          </table:table-cell>
          <table:table-cell table:style-name="ce28" table:formula="oooc:=IF([.D44]-[.D43]&gt;0;[.D44]-[.D43];0)" office:value-type="string">
            <text:p>0.0</text:p>
          </table:table-cell>
          <table:table-cell table:style-name="ce28" table:formula="oooc:=ROUND(SUM([.G40:.G44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43">
            <text:p>43</text:p>
          </table:table-cell>
          <table:table-cell table:style-name="ce31" office:value-type="date" office:date-value="2015-05-19T00:00:00">
            <text:p>05/19/15</text:p>
          </table:table-cell>
          <table:table-cell table:style-name="ce26"/>
          <table:table-cell table:style-name="ce28"/>
          <table:table-cell table:style-name="ce29" table:formula="oooc:=ROUND([.A45]*(2660/150);0)" office:value-type="string">
            <text:p>763</text:p>
          </table:table-cell>
          <table:table-cell table:style-name="ce29" table:formula="oooc:=IF([.D45];[.D45]-[.E45];0)" office:value-type="string">
            <text:p>0</text:p>
          </table:table-cell>
          <table:table-cell table:style-name="ce28" table:formula="oooc:=IF([.D45]-[.D44]&gt;0;[.D45]-[.D44];0)" office:value-type="string">
            <text:p>0.0</text:p>
          </table:table-cell>
          <table:table-cell table:style-name="ce28" table:formula="oooc:=ROUND(SUM([.G41:.G45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44">
            <text:p>44</text:p>
          </table:table-cell>
          <table:table-cell table:style-name="ce31" office:value-type="date" office:date-value="2015-05-20T00:00:00">
            <text:p>05/20/15</text:p>
          </table:table-cell>
          <table:table-cell table:style-name="ce26"/>
          <table:table-cell table:style-name="ce28"/>
          <table:table-cell table:style-name="ce29" table:formula="oooc:=ROUND([.A46]*(2660/150);0)" office:value-type="string">
            <text:p>780</text:p>
          </table:table-cell>
          <table:table-cell table:style-name="ce29" table:formula="oooc:=IF([.D46];[.D46]-[.E46];0)" office:value-type="string">
            <text:p>0</text:p>
          </table:table-cell>
          <table:table-cell table:style-name="ce28" table:formula="oooc:=IF([.D46]-[.D45]&gt;0;[.D46]-[.D45];0)" office:value-type="string">
            <text:p>0.0</text:p>
          </table:table-cell>
          <table:table-cell table:style-name="ce28" table:formula="oooc:=ROUND(SUM([.G42:.G46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45">
            <text:p>45</text:p>
          </table:table-cell>
          <table:table-cell table:style-name="ce31" office:value-type="date" office:date-value="2015-05-21T00:00:00">
            <text:p>05/21/15</text:p>
          </table:table-cell>
          <table:table-cell table:style-name="ce26"/>
          <table:table-cell table:style-name="ce28"/>
          <table:table-cell table:style-name="ce29" table:formula="oooc:=ROUND([.A47]*(2660/150);0)" office:value-type="string">
            <text:p>798</text:p>
          </table:table-cell>
          <table:table-cell table:style-name="ce29" table:formula="oooc:=IF([.D47];[.D47]-[.E47];0)" office:value-type="string">
            <text:p>0</text:p>
          </table:table-cell>
          <table:table-cell table:style-name="ce28" table:formula="oooc:=IF([.D47]-[.D46]&gt;0;[.D47]-[.D46];0)" office:value-type="string">
            <text:p>0.0</text:p>
          </table:table-cell>
          <table:table-cell table:style-name="ce28" table:formula="oooc:=ROUND(SUM([.G43:.G47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46">
            <text:p>46</text:p>
          </table:table-cell>
          <table:table-cell table:style-name="ce31" office:value-type="date" office:date-value="2015-05-22T00:00:00">
            <text:p>05/22/15</text:p>
          </table:table-cell>
          <table:table-cell table:style-name="ce26"/>
          <table:table-cell table:style-name="ce28"/>
          <table:table-cell table:style-name="ce29" table:formula="oooc:=ROUND([.A48]*(2660/150);0)" office:value-type="string">
            <text:p>816</text:p>
          </table:table-cell>
          <table:table-cell table:style-name="ce29" table:formula="oooc:=IF([.D48];[.D48]-[.E48];0)" office:value-type="string">
            <text:p>0</text:p>
          </table:table-cell>
          <table:table-cell table:style-name="ce28" table:formula="oooc:=IF([.D48]-[.D47]&gt;0;[.D48]-[.D47];0)" office:value-type="string">
            <text:p>0.0</text:p>
          </table:table-cell>
          <table:table-cell table:style-name="ce28" table:formula="oooc:=ROUND(SUM([.G44:.G48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47">
            <text:p>47</text:p>
          </table:table-cell>
          <table:table-cell table:style-name="ce31" office:value-type="date" office:date-value="2015-05-23T00:00:00">
            <text:p>05/23/15</text:p>
          </table:table-cell>
          <table:table-cell table:style-name="ce26"/>
          <table:table-cell table:style-name="ce28"/>
          <table:table-cell table:style-name="ce29" table:formula="oooc:=ROUND([.A49]*(2660/150);0)" office:value-type="string">
            <text:p>833</text:p>
          </table:table-cell>
          <table:table-cell table:style-name="ce29" table:formula="oooc:=IF([.D49];[.D49]-[.E49];0)" office:value-type="string">
            <text:p>0</text:p>
          </table:table-cell>
          <table:table-cell table:style-name="ce28" table:formula="oooc:=IF([.D49]-[.D48]&gt;0;[.D49]-[.D48];0)" office:value-type="string">
            <text:p>0.0</text:p>
          </table:table-cell>
          <table:table-cell table:style-name="ce28" table:formula="oooc:=ROUND(SUM([.G45:.G49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48">
            <text:p>48</text:p>
          </table:table-cell>
          <table:table-cell table:style-name="ce31" office:value-type="date" office:date-value="2015-05-24T00:00:00">
            <text:p>05/24/15</text:p>
          </table:table-cell>
          <table:table-cell table:style-name="ce26"/>
          <table:table-cell table:style-name="ce28"/>
          <table:table-cell table:style-name="ce29" table:formula="oooc:=ROUND([.A50]*(2660/150);0)" office:value-type="string">
            <text:p>851</text:p>
          </table:table-cell>
          <table:table-cell table:style-name="ce29" table:formula="oooc:=IF([.D50];[.D50]-[.E50];0)" office:value-type="string">
            <text:p>0</text:p>
          </table:table-cell>
          <table:table-cell table:style-name="ce28" table:formula="oooc:=IF([.D50]-[.D49]&gt;0;[.D50]-[.D49];0)" office:value-type="string">
            <text:p>0.0</text:p>
          </table:table-cell>
          <table:table-cell table:style-name="ce28" table:formula="oooc:=ROUND(SUM([.G46:.G50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49">
            <text:p>49</text:p>
          </table:table-cell>
          <table:table-cell table:style-name="ce31" office:value-type="date" office:date-value="2015-05-25T00:00:00">
            <text:p>05/25/15</text:p>
          </table:table-cell>
          <table:table-cell table:style-name="ce26"/>
          <table:table-cell table:style-name="ce28"/>
          <table:table-cell table:style-name="ce29" table:formula="oooc:=ROUND([.A51]*(2660/150);0)" office:value-type="string">
            <text:p>869</text:p>
          </table:table-cell>
          <table:table-cell table:style-name="ce29" table:formula="oooc:=IF([.D51];[.D51]-[.E51];0)" office:value-type="string">
            <text:p>0</text:p>
          </table:table-cell>
          <table:table-cell table:style-name="ce28" table:formula="oooc:=IF([.D51]-[.D50]&gt;0;[.D51]-[.D50];0)" office:value-type="string">
            <text:p>0.0</text:p>
          </table:table-cell>
          <table:table-cell table:style-name="ce28" table:formula="oooc:=ROUND(SUM([.G47:.G51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50">
            <text:p>50</text:p>
          </table:table-cell>
          <table:table-cell table:style-name="ce31" office:value-type="date" office:date-value="2015-05-26T00:00:00">
            <text:p>05/26/15</text:p>
          </table:table-cell>
          <table:table-cell table:style-name="ce26"/>
          <table:table-cell table:style-name="ce28"/>
          <table:table-cell table:style-name="ce29" table:formula="oooc:=ROUND([.A52]*(2660/150);0)" office:value-type="string">
            <text:p>887</text:p>
          </table:table-cell>
          <table:table-cell table:style-name="ce29" table:formula="oooc:=IF([.D52];[.D52]-[.E52];0)" office:value-type="string">
            <text:p>0</text:p>
          </table:table-cell>
          <table:table-cell table:style-name="ce28" table:formula="oooc:=IF([.D52]-[.D51]&gt;0;[.D52]-[.D51];0)" office:value-type="string">
            <text:p>0.0</text:p>
          </table:table-cell>
          <table:table-cell table:style-name="ce28" table:formula="oooc:=ROUND(SUM([.G48:.G52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51">
            <text:p>51</text:p>
          </table:table-cell>
          <table:table-cell table:style-name="ce31" office:value-type="date" office:date-value="2015-05-27T00:00:00">
            <text:p>05/27/15</text:p>
          </table:table-cell>
          <table:table-cell table:style-name="ce26"/>
          <table:table-cell table:style-name="ce28"/>
          <table:table-cell table:style-name="ce29" table:formula="oooc:=ROUND([.A53]*(2660/150);0)" office:value-type="string">
            <text:p>904</text:p>
          </table:table-cell>
          <table:table-cell table:style-name="ce29" table:formula="oooc:=IF([.D53];[.D53]-[.E53];0)" office:value-type="string">
            <text:p>0</text:p>
          </table:table-cell>
          <table:table-cell table:style-name="ce28" table:formula="oooc:=IF([.D53]-[.D52]&gt;0;[.D53]-[.D52];0)" office:value-type="string">
            <text:p>0.0</text:p>
          </table:table-cell>
          <table:table-cell table:style-name="ce28" table:formula="oooc:=ROUND(SUM([.G49:.G53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52">
            <text:p>52</text:p>
          </table:table-cell>
          <table:table-cell table:style-name="ce31" office:value-type="date" office:date-value="2015-05-28T00:00:00">
            <text:p>05/28/15</text:p>
          </table:table-cell>
          <table:table-cell table:style-name="ce26"/>
          <table:table-cell table:style-name="ce28"/>
          <table:table-cell table:style-name="ce29" table:formula="oooc:=ROUND([.A54]*(2660/150);0)" office:value-type="string">
            <text:p>922</text:p>
          </table:table-cell>
          <table:table-cell table:style-name="ce29" table:formula="oooc:=IF([.D54];[.D54]-[.E54];0)" office:value-type="string">
            <text:p>0</text:p>
          </table:table-cell>
          <table:table-cell table:style-name="ce28" table:formula="oooc:=IF([.D54]-[.D53]&gt;0;[.D54]-[.D53];0)" office:value-type="string">
            <text:p>0.0</text:p>
          </table:table-cell>
          <table:table-cell table:style-name="ce28" table:formula="oooc:=ROUND(SUM([.G50:.G54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53">
            <text:p>53</text:p>
          </table:table-cell>
          <table:table-cell table:style-name="ce31" office:value-type="date" office:date-value="2015-05-29T00:00:00">
            <text:p>05/29/15</text:p>
          </table:table-cell>
          <table:table-cell table:style-name="ce26"/>
          <table:table-cell table:style-name="ce28"/>
          <table:table-cell table:style-name="ce29" table:formula="oooc:=ROUND([.A55]*(2660/150);0)" office:value-type="string">
            <text:p>940</text:p>
          </table:table-cell>
          <table:table-cell table:style-name="ce29" table:formula="oooc:=IF([.D55];[.D55]-[.E55];0)" office:value-type="string">
            <text:p>0</text:p>
          </table:table-cell>
          <table:table-cell table:style-name="ce28" table:formula="oooc:=IF([.D55]-[.D54]&gt;0;[.D55]-[.D54];0)" office:value-type="string">
            <text:p>0.0</text:p>
          </table:table-cell>
          <table:table-cell table:style-name="ce28" table:formula="oooc:=ROUND(SUM([.G51:.G55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54">
            <text:p>54</text:p>
          </table:table-cell>
          <table:table-cell table:style-name="ce31" office:value-type="date" office:date-value="2015-05-30T00:00:00">
            <text:p>05/30/15</text:p>
          </table:table-cell>
          <table:table-cell table:style-name="ce26"/>
          <table:table-cell table:style-name="ce28"/>
          <table:table-cell table:style-name="ce29" table:formula="oooc:=ROUND([.A56]*(2660/150);0)" office:value-type="string">
            <text:p>958</text:p>
          </table:table-cell>
          <table:table-cell table:style-name="ce29" table:formula="oooc:=IF([.D56];[.D56]-[.E56];0)" office:value-type="string">
            <text:p>0</text:p>
          </table:table-cell>
          <table:table-cell table:style-name="ce28" table:formula="oooc:=IF([.D56]-[.D55]&gt;0;[.D56]-[.D55];0)" office:value-type="string">
            <text:p>0.0</text:p>
          </table:table-cell>
          <table:table-cell table:style-name="ce28" table:formula="oooc:=ROUND(SUM([.G52:.G56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55">
            <text:p>55</text:p>
          </table:table-cell>
          <table:table-cell table:style-name="ce31" office:value-type="date" office:date-value="2015-05-31T00:00:00">
            <text:p>05/31/15</text:p>
          </table:table-cell>
          <table:table-cell table:style-name="ce26"/>
          <table:table-cell table:style-name="ce28"/>
          <table:table-cell table:style-name="ce29" table:formula="oooc:=ROUND([.A57]*(2660/150);0)" office:value-type="string">
            <text:p>975</text:p>
          </table:table-cell>
          <table:table-cell table:style-name="ce29" table:formula="oooc:=IF([.D57];[.D57]-[.E57];0)" office:value-type="string">
            <text:p>0</text:p>
          </table:table-cell>
          <table:table-cell table:style-name="ce28" table:formula="oooc:=IF([.D57]-[.D56]&gt;0;[.D57]-[.D56];0)" office:value-type="string">
            <text:p>0.0</text:p>
          </table:table-cell>
          <table:table-cell table:style-name="ce28" table:formula="oooc:=ROUND(SUM([.G53:.G57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56">
            <text:p>56</text:p>
          </table:table-cell>
          <table:table-cell table:style-name="ce31" office:value-type="date" office:date-value="2015-06-01T00:00:00">
            <text:p>06/01/15</text:p>
          </table:table-cell>
          <table:table-cell table:style-name="ce26"/>
          <table:table-cell table:style-name="ce28"/>
          <table:table-cell table:style-name="ce29" table:formula="oooc:=ROUND([.A58]*(2660/150);0)" office:value-type="string">
            <text:p>993</text:p>
          </table:table-cell>
          <table:table-cell table:style-name="ce29" table:formula="oooc:=IF([.D58];[.D58]-[.E58];0)" office:value-type="string">
            <text:p>0</text:p>
          </table:table-cell>
          <table:table-cell table:style-name="ce28" table:formula="oooc:=IF([.D58]-[.D57]&gt;0;[.D58]-[.D57];0)" office:value-type="string">
            <text:p>0.0</text:p>
          </table:table-cell>
          <table:table-cell table:style-name="ce28" table:formula="oooc:=ROUND(SUM([.G54:.G58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57">
            <text:p>57</text:p>
          </table:table-cell>
          <table:table-cell table:style-name="ce31" office:value-type="date" office:date-value="2015-06-02T00:00:00">
            <text:p>06/02/15</text:p>
          </table:table-cell>
          <table:table-cell table:style-name="ce26"/>
          <table:table-cell table:style-name="ce28"/>
          <table:table-cell table:style-name="ce29" table:formula="oooc:=ROUND([.A59]*(2660/150);0)" office:value-type="string">
            <text:p>1011</text:p>
          </table:table-cell>
          <table:table-cell table:style-name="ce29" table:formula="oooc:=IF([.D59];[.D59]-[.E59];0)" office:value-type="string">
            <text:p>0</text:p>
          </table:table-cell>
          <table:table-cell table:style-name="ce28" table:formula="oooc:=IF([.D59]-[.D58]&gt;0;[.D59]-[.D58];0)" office:value-type="string">
            <text:p>0.0</text:p>
          </table:table-cell>
          <table:table-cell table:style-name="ce28" table:formula="oooc:=ROUND(SUM([.G55:.G59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58">
            <text:p>58</text:p>
          </table:table-cell>
          <table:table-cell table:style-name="ce31" office:value-type="date" office:date-value="2015-06-03T00:00:00">
            <text:p>06/03/15</text:p>
          </table:table-cell>
          <table:table-cell table:style-name="ce26"/>
          <table:table-cell table:style-name="ce28"/>
          <table:table-cell table:style-name="ce29" table:formula="oooc:=ROUND([.A60]*(2660/150);0)" office:value-type="string">
            <text:p>1029</text:p>
          </table:table-cell>
          <table:table-cell table:style-name="ce29" table:formula="oooc:=IF([.D60];[.D60]-[.E60];0)" office:value-type="string">
            <text:p>0</text:p>
          </table:table-cell>
          <table:table-cell table:style-name="ce28" table:formula="oooc:=IF([.D60]-[.D59]&gt;0;[.D60]-[.D59];0)" office:value-type="string">
            <text:p>0.0</text:p>
          </table:table-cell>
          <table:table-cell table:style-name="ce28" table:formula="oooc:=ROUND(SUM([.G56:.G60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59">
            <text:p>59</text:p>
          </table:table-cell>
          <table:table-cell table:style-name="ce31" office:value-type="date" office:date-value="2015-06-04T00:00:00">
            <text:p>06/04/15</text:p>
          </table:table-cell>
          <table:table-cell table:style-name="ce26"/>
          <table:table-cell table:style-name="ce28"/>
          <table:table-cell table:style-name="ce29" table:formula="oooc:=ROUND([.A61]*(2660/150);0)" office:value-type="string">
            <text:p>1046</text:p>
          </table:table-cell>
          <table:table-cell table:style-name="ce29" table:formula="oooc:=IF([.D61];[.D61]-[.E61];0)" office:value-type="string">
            <text:p>0</text:p>
          </table:table-cell>
          <table:table-cell table:style-name="ce28" table:formula="oooc:=IF([.D61]-[.D60]&gt;0;[.D61]-[.D60];0)" office:value-type="string">
            <text:p>0.0</text:p>
          </table:table-cell>
          <table:table-cell table:style-name="ce28" table:formula="oooc:=ROUND(SUM([.G57:.G61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60">
            <text:p>60</text:p>
          </table:table-cell>
          <table:table-cell table:style-name="ce31" office:value-type="date" office:date-value="2015-06-05T00:00:00">
            <text:p>06/05/15</text:p>
          </table:table-cell>
          <table:table-cell table:style-name="ce26"/>
          <table:table-cell table:style-name="ce28"/>
          <table:table-cell table:style-name="ce29" table:formula="oooc:=ROUND([.A62]*(2660/150);0)" office:value-type="string">
            <text:p>1064</text:p>
          </table:table-cell>
          <table:table-cell table:style-name="ce29" table:formula="oooc:=IF([.D62];[.D62]-[.E62];0)" office:value-type="string">
            <text:p>0</text:p>
          </table:table-cell>
          <table:table-cell table:style-name="ce28" table:formula="oooc:=IF([.D62]-[.D61]&gt;0;[.D62]-[.D61];0)" office:value-type="string">
            <text:p>0.0</text:p>
          </table:table-cell>
          <table:table-cell table:style-name="ce28" table:formula="oooc:=ROUND(SUM([.G58:.G62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61">
            <text:p>61</text:p>
          </table:table-cell>
          <table:table-cell table:style-name="ce31" office:value-type="date" office:date-value="2015-06-06T00:00:00">
            <text:p>06/06/15</text:p>
          </table:table-cell>
          <table:table-cell table:style-name="ce26"/>
          <table:table-cell table:style-name="ce28"/>
          <table:table-cell table:style-name="ce29" table:formula="oooc:=ROUND([.A63]*(2660/150);0)" office:value-type="string">
            <text:p>1082</text:p>
          </table:table-cell>
          <table:table-cell table:style-name="ce29" table:formula="oooc:=IF([.D63];[.D63]-[.E63];0)" office:value-type="string">
            <text:p>0</text:p>
          </table:table-cell>
          <table:table-cell table:style-name="ce28" table:formula="oooc:=IF([.D63]-[.D62]&gt;0;[.D63]-[.D62];0)" office:value-type="string">
            <text:p>0.0</text:p>
          </table:table-cell>
          <table:table-cell table:style-name="ce28" table:formula="oooc:=ROUND(SUM([.G59:.G63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62">
            <text:p>62</text:p>
          </table:table-cell>
          <table:table-cell table:style-name="ce31" office:value-type="date" office:date-value="2015-06-07T00:00:00">
            <text:p>06/07/15</text:p>
          </table:table-cell>
          <table:table-cell table:style-name="ce26"/>
          <table:table-cell table:style-name="ce28"/>
          <table:table-cell table:style-name="ce29" table:formula="oooc:=ROUND([.A64]*(2660/150);0)" office:value-type="string">
            <text:p>1099</text:p>
          </table:table-cell>
          <table:table-cell table:style-name="ce29" table:formula="oooc:=IF([.D64];[.D64]-[.E64];0)" office:value-type="string">
            <text:p>0</text:p>
          </table:table-cell>
          <table:table-cell table:style-name="ce28" table:formula="oooc:=IF([.D64]-[.D63]&gt;0;[.D64]-[.D63];0)" office:value-type="string">
            <text:p>0.0</text:p>
          </table:table-cell>
          <table:table-cell table:style-name="ce28" table:formula="oooc:=ROUND(SUM([.G60:.G64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63">
            <text:p>63</text:p>
          </table:table-cell>
          <table:table-cell table:style-name="ce31" office:value-type="date" office:date-value="2015-06-08T00:00:00">
            <text:p>06/08/15</text:p>
          </table:table-cell>
          <table:table-cell table:style-name="ce26"/>
          <table:table-cell table:style-name="ce28"/>
          <table:table-cell table:style-name="ce29" table:formula="oooc:=ROUND([.A65]*(2660/150);0)" office:value-type="string">
            <text:p>1117</text:p>
          </table:table-cell>
          <table:table-cell table:style-name="ce29" table:formula="oooc:=IF([.D65];[.D65]-[.E65];0)" office:value-type="string">
            <text:p>0</text:p>
          </table:table-cell>
          <table:table-cell table:style-name="ce28" table:formula="oooc:=IF([.D65]-[.D64]&gt;0;[.D65]-[.D64];0)" office:value-type="string">
            <text:p>0.0</text:p>
          </table:table-cell>
          <table:table-cell table:style-name="ce28" table:formula="oooc:=ROUND(SUM([.G61:.G65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64">
            <text:p>64</text:p>
          </table:table-cell>
          <table:table-cell table:style-name="ce31" office:value-type="date" office:date-value="2015-06-09T00:00:00">
            <text:p>06/09/15</text:p>
          </table:table-cell>
          <table:table-cell table:style-name="ce26"/>
          <table:table-cell table:style-name="ce28"/>
          <table:table-cell table:style-name="ce29" table:formula="oooc:=ROUND([.A66]*(2660/150);0)" office:value-type="string">
            <text:p>1135</text:p>
          </table:table-cell>
          <table:table-cell table:style-name="ce29" table:formula="oooc:=IF([.D66];[.D66]-[.E66];0)" office:value-type="string">
            <text:p>0</text:p>
          </table:table-cell>
          <table:table-cell table:style-name="ce28" table:formula="oooc:=IF([.D66]-[.D65]&gt;0;[.D66]-[.D65];0)" office:value-type="string">
            <text:p>0.0</text:p>
          </table:table-cell>
          <table:table-cell table:style-name="ce28" table:formula="oooc:=ROUND(SUM([.G62:.G66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65">
            <text:p>65</text:p>
          </table:table-cell>
          <table:table-cell table:style-name="ce31" office:value-type="date" office:date-value="2015-06-10T00:00:00">
            <text:p>06/10/15</text:p>
          </table:table-cell>
          <table:table-cell table:style-name="ce26"/>
          <table:table-cell table:style-name="ce28"/>
          <table:table-cell table:style-name="ce29" table:formula="oooc:=ROUND([.A67]*(2660/150);0)" office:value-type="string">
            <text:p>1153</text:p>
          </table:table-cell>
          <table:table-cell table:style-name="ce29" table:formula="oooc:=IF([.D67];[.D67]-[.E67];0)" office:value-type="string">
            <text:p>0</text:p>
          </table:table-cell>
          <table:table-cell table:style-name="ce28" table:formula="oooc:=IF([.D67]-[.D66]&gt;0;[.D67]-[.D66];0)" office:value-type="string">
            <text:p>0.0</text:p>
          </table:table-cell>
          <table:table-cell table:style-name="ce28" table:formula="oooc:=ROUND(SUM([.G63:.G67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66">
            <text:p>66</text:p>
          </table:table-cell>
          <table:table-cell table:style-name="ce31" office:value-type="date" office:date-value="2015-06-11T00:00:00">
            <text:p>06/11/15</text:p>
          </table:table-cell>
          <table:table-cell table:style-name="ce26"/>
          <table:table-cell table:style-name="ce28"/>
          <table:table-cell table:style-name="ce29" table:formula="oooc:=ROUND([.A68]*(2660/150);0)" office:value-type="string">
            <text:p>1170</text:p>
          </table:table-cell>
          <table:table-cell table:style-name="ce29" table:formula="oooc:=IF([.D68];[.D68]-[.E68];0)" office:value-type="string">
            <text:p>0</text:p>
          </table:table-cell>
          <table:table-cell table:style-name="ce28" table:formula="oooc:=IF([.D68]-[.D67]&gt;0;[.D68]-[.D67];0)" office:value-type="string">
            <text:p>0.0</text:p>
          </table:table-cell>
          <table:table-cell table:style-name="ce28" table:formula="oooc:=ROUND(SUM([.G64:.G68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67">
            <text:p>67</text:p>
          </table:table-cell>
          <table:table-cell table:style-name="ce31" office:value-type="date" office:date-value="2015-06-12T00:00:00">
            <text:p>06/12/15</text:p>
          </table:table-cell>
          <table:table-cell table:style-name="ce26"/>
          <table:table-cell table:style-name="ce28"/>
          <table:table-cell table:style-name="ce29" table:formula="oooc:=ROUND([.A69]*(2660/150);0)" office:value-type="string">
            <text:p>1188</text:p>
          </table:table-cell>
          <table:table-cell table:style-name="ce29" table:formula="oooc:=IF([.D69];[.D69]-[.E69];0)" office:value-type="string">
            <text:p>0</text:p>
          </table:table-cell>
          <table:table-cell table:style-name="ce28" table:formula="oooc:=IF([.D69]-[.D68]&gt;0;[.D69]-[.D68];0)" office:value-type="string">
            <text:p>0.0</text:p>
          </table:table-cell>
          <table:table-cell table:style-name="ce28" table:formula="oooc:=ROUND(SUM([.G65:.G69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68">
            <text:p>68</text:p>
          </table:table-cell>
          <table:table-cell table:style-name="ce31" office:value-type="date" office:date-value="2015-06-13T00:00:00">
            <text:p>06/13/15</text:p>
          </table:table-cell>
          <table:table-cell table:style-name="ce26"/>
          <table:table-cell table:style-name="ce28"/>
          <table:table-cell table:style-name="ce29" table:formula="oooc:=ROUND([.A70]*(2660/150);0)" office:value-type="string">
            <text:p>1206</text:p>
          </table:table-cell>
          <table:table-cell table:style-name="ce29" table:formula="oooc:=IF([.D70];[.D70]-[.E70];0)" office:value-type="string">
            <text:p>0</text:p>
          </table:table-cell>
          <table:table-cell table:style-name="ce28" table:formula="oooc:=IF([.D70]-[.D69]&gt;0;[.D70]-[.D69];0)" office:value-type="string">
            <text:p>0.0</text:p>
          </table:table-cell>
          <table:table-cell table:style-name="ce28" table:formula="oooc:=ROUND(SUM([.G66:.G70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69">
            <text:p>69</text:p>
          </table:table-cell>
          <table:table-cell table:style-name="ce31" office:value-type="date" office:date-value="2015-06-14T00:00:00">
            <text:p>06/14/15</text:p>
          </table:table-cell>
          <table:table-cell table:style-name="ce26"/>
          <table:table-cell table:style-name="ce28"/>
          <table:table-cell table:style-name="ce29" table:formula="oooc:=ROUND([.A71]*(2660/150);0)" office:value-type="string">
            <text:p>1224</text:p>
          </table:table-cell>
          <table:table-cell table:style-name="ce29" table:formula="oooc:=IF([.D71];[.D71]-[.E71];0)" office:value-type="string">
            <text:p>0</text:p>
          </table:table-cell>
          <table:table-cell table:style-name="ce28" table:formula="oooc:=IF([.D71]-[.D70]&gt;0;[.D71]-[.D70];0)" office:value-type="string">
            <text:p>0.0</text:p>
          </table:table-cell>
          <table:table-cell table:style-name="ce28" table:formula="oooc:=ROUND(SUM([.G67:.G71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70">
            <text:p>70</text:p>
          </table:table-cell>
          <table:table-cell table:style-name="ce31" office:value-type="date" office:date-value="2015-06-15T00:00:00">
            <text:p>06/15/15</text:p>
          </table:table-cell>
          <table:table-cell table:style-name="ce26"/>
          <table:table-cell table:style-name="ce28"/>
          <table:table-cell table:style-name="ce29" table:formula="oooc:=ROUND([.A72]*(2660/150);0)" office:value-type="string">
            <text:p>1241</text:p>
          </table:table-cell>
          <table:table-cell table:style-name="ce29" table:formula="oooc:=IF([.D72];[.D72]-[.E72];0)" office:value-type="string">
            <text:p>0</text:p>
          </table:table-cell>
          <table:table-cell table:style-name="ce28" table:formula="oooc:=IF([.D72]-[.D71]&gt;0;[.D72]-[.D71];0)" office:value-type="string">
            <text:p>0.0</text:p>
          </table:table-cell>
          <table:table-cell table:style-name="ce28" table:formula="oooc:=ROUND(SUM([.G68:.G72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71">
            <text:p>71</text:p>
          </table:table-cell>
          <table:table-cell table:style-name="ce31" office:value-type="date" office:date-value="2015-06-16T00:00:00">
            <text:p>06/16/15</text:p>
          </table:table-cell>
          <table:table-cell table:style-name="ce26"/>
          <table:table-cell table:style-name="ce28"/>
          <table:table-cell table:style-name="ce29" table:formula="oooc:=ROUND([.A73]*(2660/150);0)" office:value-type="string">
            <text:p>1259</text:p>
          </table:table-cell>
          <table:table-cell table:style-name="ce29" table:formula="oooc:=IF([.D73];[.D73]-[.E73];0)" office:value-type="string">
            <text:p>0</text:p>
          </table:table-cell>
          <table:table-cell table:style-name="ce28" table:formula="oooc:=IF([.D73]-[.D72]&gt;0;[.D73]-[.D72];0)" office:value-type="string">
            <text:p>0.0</text:p>
          </table:table-cell>
          <table:table-cell table:style-name="ce28" table:formula="oooc:=ROUND(SUM([.G69:.G73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72">
            <text:p>72</text:p>
          </table:table-cell>
          <table:table-cell table:style-name="ce31" office:value-type="date" office:date-value="2015-06-17T00:00:00">
            <text:p>06/17/15</text:p>
          </table:table-cell>
          <table:table-cell table:style-name="ce26"/>
          <table:table-cell table:style-name="ce28"/>
          <table:table-cell table:style-name="ce29" table:formula="oooc:=ROUND([.A74]*(2660/150);0)" office:value-type="string">
            <text:p>1277</text:p>
          </table:table-cell>
          <table:table-cell table:style-name="ce29" table:formula="oooc:=IF([.D74];[.D74]-[.E74];0)" office:value-type="string">
            <text:p>0</text:p>
          </table:table-cell>
          <table:table-cell table:style-name="ce28" table:formula="oooc:=IF([.D74]-[.D73]&gt;0;[.D74]-[.D73];0)" office:value-type="string">
            <text:p>0.0</text:p>
          </table:table-cell>
          <table:table-cell table:style-name="ce28" table:formula="oooc:=ROUND(SUM([.G70:.G74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73">
            <text:p>73</text:p>
          </table:table-cell>
          <table:table-cell table:style-name="ce31" office:value-type="date" office:date-value="2015-06-18T00:00:00">
            <text:p>06/18/15</text:p>
          </table:table-cell>
          <table:table-cell table:style-name="ce26"/>
          <table:table-cell table:style-name="ce28"/>
          <table:table-cell table:style-name="ce29" table:formula="oooc:=ROUND([.A75]*(2660/150);0)" office:value-type="string">
            <text:p>1295</text:p>
          </table:table-cell>
          <table:table-cell table:style-name="ce29" table:formula="oooc:=IF([.D75];[.D75]-[.E75];0)" office:value-type="string">
            <text:p>0</text:p>
          </table:table-cell>
          <table:table-cell table:style-name="ce28" table:formula="oooc:=IF([.D75]-[.D74]&gt;0;[.D75]-[.D74];0)" office:value-type="string">
            <text:p>0.0</text:p>
          </table:table-cell>
          <table:table-cell table:style-name="ce28" table:formula="oooc:=ROUND(SUM([.G71:.G75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74">
            <text:p>74</text:p>
          </table:table-cell>
          <table:table-cell table:style-name="ce31" office:value-type="date" office:date-value="2015-06-19T00:00:00">
            <text:p>06/19/15</text:p>
          </table:table-cell>
          <table:table-cell table:style-name="ce26"/>
          <table:table-cell table:style-name="ce28"/>
          <table:table-cell table:style-name="ce29" table:formula="oooc:=ROUND([.A76]*(2660/150);0)" office:value-type="string">
            <text:p>1312</text:p>
          </table:table-cell>
          <table:table-cell table:style-name="ce29" table:formula="oooc:=IF([.D76];[.D76]-[.E76];0)" office:value-type="string">
            <text:p>0</text:p>
          </table:table-cell>
          <table:table-cell table:style-name="ce28" table:formula="oooc:=IF([.D76]-[.D75]&gt;0;[.D76]-[.D75];0)" office:value-type="string">
            <text:p>0.0</text:p>
          </table:table-cell>
          <table:table-cell table:style-name="ce28" table:formula="oooc:=ROUND(SUM([.G72:.G76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75">
            <text:p>75</text:p>
          </table:table-cell>
          <table:table-cell table:style-name="ce31" office:value-type="date" office:date-value="2015-06-20T00:00:00">
            <text:p>06/20/15</text:p>
          </table:table-cell>
          <table:table-cell table:style-name="ce26"/>
          <table:table-cell table:style-name="ce28"/>
          <table:table-cell table:style-name="ce29" table:formula="oooc:=ROUND([.A77]*(2660/150);0)" office:value-type="string">
            <text:p>1330</text:p>
          </table:table-cell>
          <table:table-cell table:style-name="ce29" table:formula="oooc:=IF([.D77];[.D77]-[.E77];0)" office:value-type="string">
            <text:p>0</text:p>
          </table:table-cell>
          <table:table-cell table:style-name="ce28" table:formula="oooc:=IF([.D77]-[.D76]&gt;0;[.D77]-[.D76];0)" office:value-type="string">
            <text:p>0.0</text:p>
          </table:table-cell>
          <table:table-cell table:style-name="ce28" table:formula="oooc:=ROUND(SUM([.G73:.G77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76">
            <text:p>76</text:p>
          </table:table-cell>
          <table:table-cell table:style-name="ce31" office:value-type="date" office:date-value="2015-06-21T00:00:00">
            <text:p>06/21/15</text:p>
          </table:table-cell>
          <table:table-cell table:style-name="ce26"/>
          <table:table-cell table:style-name="ce28"/>
          <table:table-cell table:style-name="ce29" table:formula="oooc:=ROUND([.A78]*(2660/150);0)" office:value-type="string">
            <text:p>1348</text:p>
          </table:table-cell>
          <table:table-cell table:style-name="ce29" table:formula="oooc:=IF([.D78];[.D78]-[.E78];0)" office:value-type="string">
            <text:p>0</text:p>
          </table:table-cell>
          <table:table-cell table:style-name="ce28" table:formula="oooc:=IF([.D78]-[.D77]&gt;0;[.D78]-[.D77];0)" office:value-type="string">
            <text:p>0.0</text:p>
          </table:table-cell>
          <table:table-cell table:style-name="ce28" table:formula="oooc:=ROUND(SUM([.G74:.G78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77">
            <text:p>77</text:p>
          </table:table-cell>
          <table:table-cell table:style-name="ce31" office:value-type="date" office:date-value="2015-06-22T00:00:00">
            <text:p>06/22/15</text:p>
          </table:table-cell>
          <table:table-cell table:style-name="ce26"/>
          <table:table-cell table:style-name="ce28"/>
          <table:table-cell table:style-name="ce29" table:formula="oooc:=ROUND([.A79]*(2660/150);0)" office:value-type="string">
            <text:p>1365</text:p>
          </table:table-cell>
          <table:table-cell table:style-name="ce29" table:formula="oooc:=IF([.D79];[.D79]-[.E79];0)" office:value-type="string">
            <text:p>0</text:p>
          </table:table-cell>
          <table:table-cell table:style-name="ce28" table:formula="oooc:=IF([.D79]-[.D78]&gt;0;[.D79]-[.D78];0)" office:value-type="string">
            <text:p>0.0</text:p>
          </table:table-cell>
          <table:table-cell table:style-name="ce28" table:formula="oooc:=ROUND(SUM([.G75:.G79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78">
            <text:p>78</text:p>
          </table:table-cell>
          <table:table-cell table:style-name="ce31" office:value-type="date" office:date-value="2015-06-23T00:00:00">
            <text:p>06/23/15</text:p>
          </table:table-cell>
          <table:table-cell table:style-name="ce26"/>
          <table:table-cell table:style-name="ce28"/>
          <table:table-cell table:style-name="ce29" table:formula="oooc:=ROUND([.A80]*(2660/150);0)" office:value-type="string">
            <text:p>1383</text:p>
          </table:table-cell>
          <table:table-cell table:style-name="ce29" table:formula="oooc:=IF([.D80];[.D80]-[.E80];0)" office:value-type="string">
            <text:p>0</text:p>
          </table:table-cell>
          <table:table-cell table:style-name="ce28" table:formula="oooc:=IF([.D80]-[.D79]&gt;0;[.D80]-[.D79];0)" office:value-type="string">
            <text:p>0.0</text:p>
          </table:table-cell>
          <table:table-cell table:style-name="ce28" table:formula="oooc:=ROUND(SUM([.G76:.G80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79">
            <text:p>79</text:p>
          </table:table-cell>
          <table:table-cell table:style-name="ce31" office:value-type="date" office:date-value="2015-06-24T00:00:00">
            <text:p>06/24/15</text:p>
          </table:table-cell>
          <table:table-cell table:style-name="ce26"/>
          <table:table-cell table:style-name="ce28"/>
          <table:table-cell table:style-name="ce29" table:formula="oooc:=ROUND([.A81]*(2660/150);0)" office:value-type="string">
            <text:p>1401</text:p>
          </table:table-cell>
          <table:table-cell table:style-name="ce29" table:formula="oooc:=IF([.D81];[.D81]-[.E81];0)" office:value-type="string">
            <text:p>0</text:p>
          </table:table-cell>
          <table:table-cell table:style-name="ce28" table:formula="oooc:=IF([.D81]-[.D80]&gt;0;[.D81]-[.D80];0)" office:value-type="string">
            <text:p>0.0</text:p>
          </table:table-cell>
          <table:table-cell table:style-name="ce28" table:formula="oooc:=ROUND(SUM([.G77:.G81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80">
            <text:p>80</text:p>
          </table:table-cell>
          <table:table-cell table:style-name="ce31" office:value-type="date" office:date-value="2015-06-25T00:00:00">
            <text:p>06/25/15</text:p>
          </table:table-cell>
          <table:table-cell table:style-name="ce26"/>
          <table:table-cell table:style-name="ce28"/>
          <table:table-cell table:style-name="ce29" table:formula="oooc:=ROUND([.A82]*(2660/150);0)" office:value-type="string">
            <text:p>1419</text:p>
          </table:table-cell>
          <table:table-cell table:style-name="ce29" table:formula="oooc:=IF([.D82];[.D82]-[.E82];0)" office:value-type="string">
            <text:p>0</text:p>
          </table:table-cell>
          <table:table-cell table:style-name="ce28" table:formula="oooc:=IF([.D82]-[.D81]&gt;0;[.D82]-[.D81];0)" office:value-type="string">
            <text:p>0.0</text:p>
          </table:table-cell>
          <table:table-cell table:style-name="ce28" table:formula="oooc:=ROUND(SUM([.G78:.G82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81">
            <text:p>81</text:p>
          </table:table-cell>
          <table:table-cell table:style-name="ce31" office:value-type="date" office:date-value="2015-06-26T00:00:00">
            <text:p>06/26/15</text:p>
          </table:table-cell>
          <table:table-cell table:style-name="ce26"/>
          <table:table-cell table:style-name="ce28"/>
          <table:table-cell table:style-name="ce29" table:formula="oooc:=ROUND([.A83]*(2660/150);0)" office:value-type="string">
            <text:p>1436</text:p>
          </table:table-cell>
          <table:table-cell table:style-name="ce29" table:formula="oooc:=IF([.D83];[.D83]-[.E83];0)" office:value-type="string">
            <text:p>0</text:p>
          </table:table-cell>
          <table:table-cell table:style-name="ce28" table:formula="oooc:=IF([.D83]-[.D82]&gt;0;[.D83]-[.D82];0)" office:value-type="string">
            <text:p>0.0</text:p>
          </table:table-cell>
          <table:table-cell table:style-name="ce28" table:formula="oooc:=ROUND(SUM([.G79:.G83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82">
            <text:p>82</text:p>
          </table:table-cell>
          <table:table-cell table:style-name="ce31" office:value-type="date" office:date-value="2015-06-27T00:00:00">
            <text:p>06/27/15</text:p>
          </table:table-cell>
          <table:table-cell table:style-name="ce26"/>
          <table:table-cell table:style-name="ce28"/>
          <table:table-cell table:style-name="ce29" table:formula="oooc:=ROUND([.A84]*(2660/150);0)" office:value-type="string">
            <text:p>1454</text:p>
          </table:table-cell>
          <table:table-cell table:style-name="ce29" table:formula="oooc:=IF([.D84];[.D84]-[.E84];0)" office:value-type="string">
            <text:p>0</text:p>
          </table:table-cell>
          <table:table-cell table:style-name="ce28" table:formula="oooc:=IF([.D84]-[.D83]&gt;0;[.D84]-[.D83];0)" office:value-type="string">
            <text:p>0.0</text:p>
          </table:table-cell>
          <table:table-cell table:style-name="ce28" table:formula="oooc:=ROUND(SUM([.G80:.G84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83">
            <text:p>83</text:p>
          </table:table-cell>
          <table:table-cell table:style-name="ce31" office:value-type="date" office:date-value="2015-06-28T00:00:00">
            <text:p>06/28/15</text:p>
          </table:table-cell>
          <table:table-cell table:style-name="ce26"/>
          <table:table-cell table:style-name="ce28"/>
          <table:table-cell table:style-name="ce29" table:formula="oooc:=ROUND([.A85]*(2660/150);0)" office:value-type="string">
            <text:p>1472</text:p>
          </table:table-cell>
          <table:table-cell table:style-name="ce29" table:formula="oooc:=IF([.D85];[.D85]-[.E85];0)" office:value-type="string">
            <text:p>0</text:p>
          </table:table-cell>
          <table:table-cell table:style-name="ce28" table:formula="oooc:=IF([.D85]-[.D84]&gt;0;[.D85]-[.D84];0)" office:value-type="string">
            <text:p>0.0</text:p>
          </table:table-cell>
          <table:table-cell table:style-name="ce28" table:formula="oooc:=ROUND(SUM([.G81:.G85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84">
            <text:p>84</text:p>
          </table:table-cell>
          <table:table-cell table:style-name="ce31" office:value-type="date" office:date-value="2015-06-29T00:00:00">
            <text:p>06/29/15</text:p>
          </table:table-cell>
          <table:table-cell table:style-name="ce26"/>
          <table:table-cell table:style-name="ce28"/>
          <table:table-cell table:style-name="ce29" table:formula="oooc:=ROUND([.A86]*(2660/150);0)" office:value-type="string">
            <text:p>1490</text:p>
          </table:table-cell>
          <table:table-cell table:style-name="ce29" table:formula="oooc:=IF([.D86];[.D86]-[.E86];0)" office:value-type="string">
            <text:p>0</text:p>
          </table:table-cell>
          <table:table-cell table:style-name="ce28" table:formula="oooc:=IF([.D86]-[.D85]&gt;0;[.D86]-[.D85];0)" office:value-type="string">
            <text:p>0.0</text:p>
          </table:table-cell>
          <table:table-cell table:style-name="ce28" table:formula="oooc:=ROUND(SUM([.G82:.G86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85">
            <text:p>85</text:p>
          </table:table-cell>
          <table:table-cell table:style-name="ce31" office:value-type="date" office:date-value="2015-06-30T00:00:00">
            <text:p>06/30/15</text:p>
          </table:table-cell>
          <table:table-cell table:style-name="ce26"/>
          <table:table-cell table:style-name="ce28"/>
          <table:table-cell table:style-name="ce29" table:formula="oooc:=ROUND([.A87]*(2660/150);0)" office:value-type="string">
            <text:p>1507</text:p>
          </table:table-cell>
          <table:table-cell table:style-name="ce29" table:formula="oooc:=IF([.D87];[.D87]-[.E87];0)" office:value-type="string">
            <text:p>0</text:p>
          </table:table-cell>
          <table:table-cell table:style-name="ce28" table:formula="oooc:=IF([.D87]-[.D86]&gt;0;[.D87]-[.D86];0)" office:value-type="string">
            <text:p>0.0</text:p>
          </table:table-cell>
          <table:table-cell table:style-name="ce28" table:formula="oooc:=ROUND(SUM([.G83:.G87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86">
            <text:p>86</text:p>
          </table:table-cell>
          <table:table-cell table:style-name="ce31" office:value-type="date" office:date-value="2015-07-01T00:00:00">
            <text:p>07/01/15</text:p>
          </table:table-cell>
          <table:table-cell table:style-name="ce26"/>
          <table:table-cell table:style-name="ce28"/>
          <table:table-cell table:style-name="ce29" table:formula="oooc:=ROUND([.A88]*(2660/150);0)" office:value-type="string">
            <text:p>1525</text:p>
          </table:table-cell>
          <table:table-cell table:style-name="ce29" table:formula="oooc:=IF([.D88];[.D88]-[.E88];0)" office:value-type="string">
            <text:p>0</text:p>
          </table:table-cell>
          <table:table-cell table:style-name="ce28" table:formula="oooc:=IF([.D88]-[.D87]&gt;0;[.D88]-[.D87];0)" office:value-type="string">
            <text:p>0.0</text:p>
          </table:table-cell>
          <table:table-cell table:style-name="ce28" table:formula="oooc:=ROUND(SUM([.G84:.G88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87">
            <text:p>87</text:p>
          </table:table-cell>
          <table:table-cell table:style-name="ce31" office:value-type="date" office:date-value="2015-07-02T00:00:00">
            <text:p>07/02/15</text:p>
          </table:table-cell>
          <table:table-cell table:style-name="ce26"/>
          <table:table-cell table:style-name="ce28"/>
          <table:table-cell table:style-name="ce29" table:formula="oooc:=ROUND([.A89]*(2660/150);0)" office:value-type="string">
            <text:p>1543</text:p>
          </table:table-cell>
          <table:table-cell table:style-name="ce29" table:formula="oooc:=IF([.D89];[.D89]-[.E89];0)" office:value-type="string">
            <text:p>0</text:p>
          </table:table-cell>
          <table:table-cell table:style-name="ce28" table:formula="oooc:=IF([.D89]-[.D88]&gt;0;[.D89]-[.D88];0)" office:value-type="string">
            <text:p>0.0</text:p>
          </table:table-cell>
          <table:table-cell table:style-name="ce28" table:formula="oooc:=ROUND(SUM([.G85:.G89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88">
            <text:p>88</text:p>
          </table:table-cell>
          <table:table-cell table:style-name="ce31" office:value-type="date" office:date-value="2015-07-03T00:00:00">
            <text:p>07/03/15</text:p>
          </table:table-cell>
          <table:table-cell table:style-name="ce26"/>
          <table:table-cell table:style-name="ce28"/>
          <table:table-cell table:style-name="ce29" table:formula="oooc:=ROUND([.A90]*(2660/150);0)" office:value-type="string">
            <text:p>1561</text:p>
          </table:table-cell>
          <table:table-cell table:style-name="ce29" table:formula="oooc:=IF([.D90];[.D90]-[.E90];0)" office:value-type="string">
            <text:p>0</text:p>
          </table:table-cell>
          <table:table-cell table:style-name="ce28" table:formula="oooc:=IF([.D90]-[.D89]&gt;0;[.D90]-[.D89];0)" office:value-type="string">
            <text:p>0.0</text:p>
          </table:table-cell>
          <table:table-cell table:style-name="ce28" table:formula="oooc:=ROUND(SUM([.G86:.G90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89">
            <text:p>89</text:p>
          </table:table-cell>
          <table:table-cell table:style-name="ce31" office:value-type="date" office:date-value="2015-07-04T00:00:00">
            <text:p>07/04/15</text:p>
          </table:table-cell>
          <table:table-cell table:style-name="ce26"/>
          <table:table-cell table:style-name="ce28"/>
          <table:table-cell table:style-name="ce29" table:formula="oooc:=ROUND([.A91]*(2660/150);0)" office:value-type="string">
            <text:p>1578</text:p>
          </table:table-cell>
          <table:table-cell table:style-name="ce29" table:formula="oooc:=IF([.D91];[.D91]-[.E91];0)" office:value-type="string">
            <text:p>0</text:p>
          </table:table-cell>
          <table:table-cell table:style-name="ce28" table:formula="oooc:=IF([.D91]-[.D90]&gt;0;[.D91]-[.D90];0)" office:value-type="string">
            <text:p>0.0</text:p>
          </table:table-cell>
          <table:table-cell table:style-name="ce28" table:formula="oooc:=ROUND(SUM([.G87:.G91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90">
            <text:p>90</text:p>
          </table:table-cell>
          <table:table-cell table:style-name="ce31" office:value-type="date" office:date-value="2015-07-05T00:00:00">
            <text:p>07/05/15</text:p>
          </table:table-cell>
          <table:table-cell table:style-name="ce26"/>
          <table:table-cell table:style-name="ce28"/>
          <table:table-cell table:style-name="ce29" table:formula="oooc:=ROUND([.A92]*(2660/150);0)" office:value-type="string">
            <text:p>1596</text:p>
          </table:table-cell>
          <table:table-cell table:style-name="ce29" table:formula="oooc:=IF([.D92];[.D92]-[.E92];0)" office:value-type="string">
            <text:p>0</text:p>
          </table:table-cell>
          <table:table-cell table:style-name="ce28" table:formula="oooc:=IF([.D92]-[.D91]&gt;0;[.D92]-[.D91];0)" office:value-type="string">
            <text:p>0.0</text:p>
          </table:table-cell>
          <table:table-cell table:style-name="ce28" table:formula="oooc:=ROUND(SUM([.G88:.G92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91">
            <text:p>91</text:p>
          </table:table-cell>
          <table:table-cell table:style-name="ce31" office:value-type="date" office:date-value="2015-07-06T00:00:00">
            <text:p>07/06/15</text:p>
          </table:table-cell>
          <table:table-cell table:style-name="ce26"/>
          <table:table-cell table:style-name="ce28"/>
          <table:table-cell table:style-name="ce29" table:formula="oooc:=ROUND([.A93]*(2660/150);0)" office:value-type="string">
            <text:p>1614</text:p>
          </table:table-cell>
          <table:table-cell table:style-name="ce29" table:formula="oooc:=IF([.D93];[.D93]-[.E93];0)" office:value-type="string">
            <text:p>0</text:p>
          </table:table-cell>
          <table:table-cell table:style-name="ce28" table:formula="oooc:=IF([.D93]-[.D92]&gt;0;[.D93]-[.D92];0)" office:value-type="string">
            <text:p>0.0</text:p>
          </table:table-cell>
          <table:table-cell table:style-name="ce28" table:formula="oooc:=ROUND(SUM([.G89:.G93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92">
            <text:p>92</text:p>
          </table:table-cell>
          <table:table-cell table:style-name="ce31" office:value-type="date" office:date-value="2015-07-07T00:00:00">
            <text:p>07/07/15</text:p>
          </table:table-cell>
          <table:table-cell table:style-name="ce26"/>
          <table:table-cell table:style-name="ce28"/>
          <table:table-cell table:style-name="ce29" table:formula="oooc:=ROUND([.A94]*(2660/150);0)" office:value-type="string">
            <text:p>1631</text:p>
          </table:table-cell>
          <table:table-cell table:style-name="ce29" table:formula="oooc:=IF([.D94];[.D94]-[.E94];0)" office:value-type="string">
            <text:p>0</text:p>
          </table:table-cell>
          <table:table-cell table:style-name="ce28" table:formula="oooc:=IF([.D94]-[.D93]&gt;0;[.D94]-[.D93];0)" office:value-type="string">
            <text:p>0.0</text:p>
          </table:table-cell>
          <table:table-cell table:style-name="ce28" table:formula="oooc:=ROUND(SUM([.G90:.G94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93">
            <text:p>93</text:p>
          </table:table-cell>
          <table:table-cell table:style-name="ce31" office:value-type="date" office:date-value="2015-07-08T00:00:00">
            <text:p>07/08/15</text:p>
          </table:table-cell>
          <table:table-cell table:style-name="ce26"/>
          <table:table-cell table:style-name="ce28"/>
          <table:table-cell table:style-name="ce29" table:formula="oooc:=ROUND([.A95]*(2660/150);0)" office:value-type="string">
            <text:p>1649</text:p>
          </table:table-cell>
          <table:table-cell table:style-name="ce29" table:formula="oooc:=IF([.D95];[.D95]-[.E95];0)" office:value-type="string">
            <text:p>0</text:p>
          </table:table-cell>
          <table:table-cell table:style-name="ce28" table:formula="oooc:=IF([.D95]-[.D94]&gt;0;[.D95]-[.D94];0)" office:value-type="string">
            <text:p>0.0</text:p>
          </table:table-cell>
          <table:table-cell table:style-name="ce28" table:formula="oooc:=ROUND(SUM([.G91:.G95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94">
            <text:p>94</text:p>
          </table:table-cell>
          <table:table-cell table:style-name="ce31" office:value-type="date" office:date-value="2015-07-09T00:00:00">
            <text:p>07/09/15</text:p>
          </table:table-cell>
          <table:table-cell table:style-name="ce26"/>
          <table:table-cell table:style-name="ce28"/>
          <table:table-cell table:style-name="ce29" table:formula="oooc:=ROUND([.A96]*(2660/150);0)" office:value-type="string">
            <text:p>1667</text:p>
          </table:table-cell>
          <table:table-cell table:style-name="ce29" table:formula="oooc:=IF([.D96];[.D96]-[.E96];0)" office:value-type="string">
            <text:p>0</text:p>
          </table:table-cell>
          <table:table-cell table:style-name="ce28" table:formula="oooc:=IF([.D96]-[.D95]&gt;0;[.D96]-[.D95];0)" office:value-type="string">
            <text:p>0.0</text:p>
          </table:table-cell>
          <table:table-cell table:style-name="ce28" table:formula="oooc:=ROUND(SUM([.G92:.G96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95">
            <text:p>95</text:p>
          </table:table-cell>
          <table:table-cell table:style-name="ce31" office:value-type="date" office:date-value="2015-07-10T00:00:00">
            <text:p>07/10/15</text:p>
          </table:table-cell>
          <table:table-cell table:style-name="ce26"/>
          <table:table-cell table:style-name="ce28"/>
          <table:table-cell table:style-name="ce29" table:formula="oooc:=ROUND([.A97]*(2660/150);0)" office:value-type="string">
            <text:p>1685</text:p>
          </table:table-cell>
          <table:table-cell table:style-name="ce29" table:formula="oooc:=IF([.D97];[.D97]-[.E97];0)" office:value-type="string">
            <text:p>0</text:p>
          </table:table-cell>
          <table:table-cell table:style-name="ce28" table:formula="oooc:=IF([.D97]-[.D96]&gt;0;[.D97]-[.D96];0)" office:value-type="string">
            <text:p>0.0</text:p>
          </table:table-cell>
          <table:table-cell table:style-name="ce28" table:formula="oooc:=ROUND(SUM([.G93:.G97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96">
            <text:p>96</text:p>
          </table:table-cell>
          <table:table-cell table:style-name="ce31" office:value-type="date" office:date-value="2015-07-11T00:00:00">
            <text:p>07/11/15</text:p>
          </table:table-cell>
          <table:table-cell table:style-name="ce26"/>
          <table:table-cell table:style-name="ce28"/>
          <table:table-cell table:style-name="ce29" table:formula="oooc:=ROUND([.A98]*(2660/150);0)" office:value-type="string">
            <text:p>1702</text:p>
          </table:table-cell>
          <table:table-cell table:style-name="ce29" table:formula="oooc:=IF([.D98];[.D98]-[.E98];0)" office:value-type="string">
            <text:p>0</text:p>
          </table:table-cell>
          <table:table-cell table:style-name="ce28" table:formula="oooc:=IF([.D98]-[.D97]&gt;0;[.D98]-[.D97];0)" office:value-type="string">
            <text:p>0.0</text:p>
          </table:table-cell>
          <table:table-cell table:style-name="ce28" table:formula="oooc:=ROUND(SUM([.G94:.G98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97">
            <text:p>97</text:p>
          </table:table-cell>
          <table:table-cell table:style-name="ce31" office:value-type="date" office:date-value="2015-07-12T00:00:00">
            <text:p>07/12/15</text:p>
          </table:table-cell>
          <table:table-cell table:style-name="ce26"/>
          <table:table-cell table:style-name="ce28"/>
          <table:table-cell table:style-name="ce29" table:formula="oooc:=ROUND([.A99]*(2660/150);0)" office:value-type="string">
            <text:p>1720</text:p>
          </table:table-cell>
          <table:table-cell table:style-name="ce29" table:formula="oooc:=IF([.D99];[.D99]-[.E99];0)" office:value-type="string">
            <text:p>0</text:p>
          </table:table-cell>
          <table:table-cell table:style-name="ce28" table:formula="oooc:=IF([.D99]-[.D98]&gt;0;[.D99]-[.D98];0)" office:value-type="string">
            <text:p>0.0</text:p>
          </table:table-cell>
          <table:table-cell table:style-name="ce28" table:formula="oooc:=ROUND(SUM([.G95:.G99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98">
            <text:p>98</text:p>
          </table:table-cell>
          <table:table-cell table:style-name="ce31" office:value-type="date" office:date-value="2015-07-13T00:00:00">
            <text:p>07/13/15</text:p>
          </table:table-cell>
          <table:table-cell table:style-name="ce26"/>
          <table:table-cell table:style-name="ce28"/>
          <table:table-cell table:style-name="ce29" table:formula="oooc:=ROUND([.A100]*(2660/150);0)" office:value-type="string">
            <text:p>1738</text:p>
          </table:table-cell>
          <table:table-cell table:style-name="ce29" table:formula="oooc:=IF([.D100];[.D100]-[.E100];0)" office:value-type="string">
            <text:p>0</text:p>
          </table:table-cell>
          <table:table-cell table:style-name="ce28" table:formula="oooc:=IF([.D100]-[.D99]&gt;0;[.D100]-[.D99];0)" office:value-type="string">
            <text:p>0.0</text:p>
          </table:table-cell>
          <table:table-cell table:style-name="ce28" table:formula="oooc:=ROUND(SUM([.G96:.G100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99">
            <text:p>99</text:p>
          </table:table-cell>
          <table:table-cell table:style-name="ce31" office:value-type="date" office:date-value="2015-07-14T00:00:00">
            <text:p>07/14/15</text:p>
          </table:table-cell>
          <table:table-cell table:style-name="ce26"/>
          <table:table-cell table:style-name="ce28"/>
          <table:table-cell table:style-name="ce29" table:formula="oooc:=ROUND([.A101]*(2660/150);0)" office:value-type="string">
            <text:p>1756</text:p>
          </table:table-cell>
          <table:table-cell table:style-name="ce29" table:formula="oooc:=IF([.D101];[.D101]-[.E101];0)" office:value-type="string">
            <text:p>0</text:p>
          </table:table-cell>
          <table:table-cell table:style-name="ce28" table:formula="oooc:=IF([.D101]-[.D100]&gt;0;[.D101]-[.D100];0)" office:value-type="string">
            <text:p>0.0</text:p>
          </table:table-cell>
          <table:table-cell table:style-name="ce28" table:formula="oooc:=ROUND(SUM([.G97:.G101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00">
            <text:p>100</text:p>
          </table:table-cell>
          <table:table-cell table:style-name="ce31" office:value-type="date" office:date-value="2015-07-15T00:00:00">
            <text:p>07/15/15</text:p>
          </table:table-cell>
          <table:table-cell table:style-name="ce26"/>
          <table:table-cell table:style-name="ce28"/>
          <table:table-cell table:style-name="ce29" table:formula="oooc:=ROUND([.A102]*(2660/150);0)" office:value-type="string">
            <text:p>1773</text:p>
          </table:table-cell>
          <table:table-cell table:style-name="ce29" table:formula="oooc:=IF([.D102];[.D102]-[.E102];0)" office:value-type="string">
            <text:p>0</text:p>
          </table:table-cell>
          <table:table-cell table:style-name="ce28" table:formula="oooc:=IF([.D102]-[.D101]&gt;0;[.D102]-[.D101];0)" office:value-type="string">
            <text:p>0.0</text:p>
          </table:table-cell>
          <table:table-cell table:style-name="ce28" table:formula="oooc:=ROUND(SUM([.G98:.G102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01">
            <text:p>101</text:p>
          </table:table-cell>
          <table:table-cell table:style-name="ce31" office:value-type="date" office:date-value="2015-07-16T00:00:00">
            <text:p>07/16/15</text:p>
          </table:table-cell>
          <table:table-cell table:style-name="ce26"/>
          <table:table-cell table:style-name="ce28"/>
          <table:table-cell table:style-name="ce29" table:formula="oooc:=ROUND([.A103]*(2660/150);0)" office:value-type="string">
            <text:p>1791</text:p>
          </table:table-cell>
          <table:table-cell table:style-name="ce29" table:formula="oooc:=IF([.D103];[.D103]-[.E103];0)" office:value-type="string">
            <text:p>0</text:p>
          </table:table-cell>
          <table:table-cell table:style-name="ce28" table:formula="oooc:=IF([.D103]-[.D102]&gt;0;[.D103]-[.D102];0)" office:value-type="string">
            <text:p>0.0</text:p>
          </table:table-cell>
          <table:table-cell table:style-name="ce28" table:formula="oooc:=ROUND(SUM([.G99:.G103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02">
            <text:p>102</text:p>
          </table:table-cell>
          <table:table-cell table:style-name="ce31" office:value-type="date" office:date-value="2015-07-17T00:00:00">
            <text:p>07/17/15</text:p>
          </table:table-cell>
          <table:table-cell table:style-name="ce26"/>
          <table:table-cell table:style-name="ce28"/>
          <table:table-cell table:style-name="ce29" table:formula="oooc:=ROUND([.A104]*(2660/150);0)" office:value-type="string">
            <text:p>1809</text:p>
          </table:table-cell>
          <table:table-cell table:style-name="ce29" table:formula="oooc:=IF([.D104];[.D104]-[.E104];0)" office:value-type="string">
            <text:p>0</text:p>
          </table:table-cell>
          <table:table-cell table:style-name="ce28" table:formula="oooc:=IF([.D104]-[.D103]&gt;0;[.D104]-[.D103];0)" office:value-type="string">
            <text:p>0.0</text:p>
          </table:table-cell>
          <table:table-cell table:style-name="ce28" table:formula="oooc:=ROUND(SUM([.G100:.G104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03">
            <text:p>103</text:p>
          </table:table-cell>
          <table:table-cell table:style-name="ce31" office:value-type="date" office:date-value="2015-07-18T00:00:00">
            <text:p>07/18/15</text:p>
          </table:table-cell>
          <table:table-cell table:style-name="ce26"/>
          <table:table-cell table:style-name="ce28"/>
          <table:table-cell table:style-name="ce29" table:formula="oooc:=ROUND([.A105]*(2660/150);0)" office:value-type="string">
            <text:p>1827</text:p>
          </table:table-cell>
          <table:table-cell table:style-name="ce29" table:formula="oooc:=IF([.D105];[.D105]-[.E105];0)" office:value-type="string">
            <text:p>0</text:p>
          </table:table-cell>
          <table:table-cell table:style-name="ce28" table:formula="oooc:=IF([.D105]-[.D104]&gt;0;[.D105]-[.D104];0)" office:value-type="string">
            <text:p>0.0</text:p>
          </table:table-cell>
          <table:table-cell table:style-name="ce28" table:formula="oooc:=ROUND(SUM([.G101:.G105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04">
            <text:p>104</text:p>
          </table:table-cell>
          <table:table-cell table:style-name="ce31" office:value-type="date" office:date-value="2015-07-19T00:00:00">
            <text:p>07/19/15</text:p>
          </table:table-cell>
          <table:table-cell table:style-name="ce26"/>
          <table:table-cell table:style-name="ce28"/>
          <table:table-cell table:style-name="ce29" table:formula="oooc:=ROUND([.A106]*(2660/150);0)" office:value-type="string">
            <text:p>1844</text:p>
          </table:table-cell>
          <table:table-cell table:style-name="ce29" table:formula="oooc:=IF([.D106];[.D106]-[.E106];0)" office:value-type="string">
            <text:p>0</text:p>
          </table:table-cell>
          <table:table-cell table:style-name="ce28" table:formula="oooc:=IF([.D106]-[.D105]&gt;0;[.D106]-[.D105];0)" office:value-type="string">
            <text:p>0.0</text:p>
          </table:table-cell>
          <table:table-cell table:style-name="ce28" table:formula="oooc:=ROUND(SUM([.G102:.G106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05">
            <text:p>105</text:p>
          </table:table-cell>
          <table:table-cell table:style-name="ce31" office:value-type="date" office:date-value="2015-07-20T00:00:00">
            <text:p>07/20/15</text:p>
          </table:table-cell>
          <table:table-cell table:style-name="ce26"/>
          <table:table-cell table:style-name="ce28"/>
          <table:table-cell table:style-name="ce29" table:formula="oooc:=ROUND([.A107]*(2660/150);0)" office:value-type="string">
            <text:p>1862</text:p>
          </table:table-cell>
          <table:table-cell table:style-name="ce29" table:formula="oooc:=IF([.D107];[.D107]-[.E107];0)" office:value-type="string">
            <text:p>0</text:p>
          </table:table-cell>
          <table:table-cell table:style-name="ce28" table:formula="oooc:=IF([.D107]-[.D106]&gt;0;[.D107]-[.D106];0)" office:value-type="string">
            <text:p>0.0</text:p>
          </table:table-cell>
          <table:table-cell table:style-name="ce28" table:formula="oooc:=ROUND(SUM([.G103:.G107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06">
            <text:p>106</text:p>
          </table:table-cell>
          <table:table-cell table:style-name="ce31" office:value-type="date" office:date-value="2015-07-21T00:00:00">
            <text:p>07/21/15</text:p>
          </table:table-cell>
          <table:table-cell table:style-name="ce26"/>
          <table:table-cell table:style-name="ce28"/>
          <table:table-cell table:style-name="ce29" table:formula="oooc:=ROUND([.A108]*(2660/150);0)" office:value-type="string">
            <text:p>1880</text:p>
          </table:table-cell>
          <table:table-cell table:style-name="ce29" table:formula="oooc:=IF([.D108];[.D108]-[.E108];0)" office:value-type="string">
            <text:p>0</text:p>
          </table:table-cell>
          <table:table-cell table:style-name="ce28" table:formula="oooc:=IF([.D108]-[.D107]&gt;0;[.D108]-[.D107];0)" office:value-type="string">
            <text:p>0.0</text:p>
          </table:table-cell>
          <table:table-cell table:style-name="ce28" table:formula="oooc:=ROUND(SUM([.G104:.G108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07">
            <text:p>107</text:p>
          </table:table-cell>
          <table:table-cell table:style-name="ce31" office:value-type="date" office:date-value="2015-07-22T00:00:00">
            <text:p>07/22/15</text:p>
          </table:table-cell>
          <table:table-cell table:style-name="ce26"/>
          <table:table-cell table:style-name="ce28"/>
          <table:table-cell table:style-name="ce29" table:formula="oooc:=ROUND([.A109]*(2660/150);0)" office:value-type="string">
            <text:p>1897</text:p>
          </table:table-cell>
          <table:table-cell table:style-name="ce29" table:formula="oooc:=IF([.D109];[.D109]-[.E109];0)" office:value-type="string">
            <text:p>0</text:p>
          </table:table-cell>
          <table:table-cell table:style-name="ce28" table:formula="oooc:=IF([.D109]-[.D108]&gt;0;[.D109]-[.D108];0)" office:value-type="string">
            <text:p>0.0</text:p>
          </table:table-cell>
          <table:table-cell table:style-name="ce28" table:formula="oooc:=ROUND(SUM([.G105:.G109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08">
            <text:p>108</text:p>
          </table:table-cell>
          <table:table-cell table:style-name="ce31" office:value-type="date" office:date-value="2015-07-23T00:00:00">
            <text:p>07/23/15</text:p>
          </table:table-cell>
          <table:table-cell table:style-name="ce26"/>
          <table:table-cell table:style-name="ce28"/>
          <table:table-cell table:style-name="ce29" table:formula="oooc:=ROUND([.A110]*(2660/150);0)" office:value-type="string">
            <text:p>1915</text:p>
          </table:table-cell>
          <table:table-cell table:style-name="ce29" table:formula="oooc:=IF([.D110];[.D110]-[.E110];0)" office:value-type="string">
            <text:p>0</text:p>
          </table:table-cell>
          <table:table-cell table:style-name="ce28" table:formula="oooc:=IF([.D110]-[.D109]&gt;0;[.D110]-[.D109];0)" office:value-type="string">
            <text:p>0.0</text:p>
          </table:table-cell>
          <table:table-cell table:style-name="ce28" table:formula="oooc:=ROUND(SUM([.G106:.G110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09">
            <text:p>109</text:p>
          </table:table-cell>
          <table:table-cell table:style-name="ce31" office:value-type="date" office:date-value="2015-07-24T00:00:00">
            <text:p>07/24/15</text:p>
          </table:table-cell>
          <table:table-cell table:style-name="ce26"/>
          <table:table-cell table:style-name="ce28"/>
          <table:table-cell table:style-name="ce29" table:formula="oooc:=ROUND([.A111]*(2660/150);0)" office:value-type="string">
            <text:p>1933</text:p>
          </table:table-cell>
          <table:table-cell table:style-name="ce29" table:formula="oooc:=IF([.D111];[.D111]-[.E111];0)" office:value-type="string">
            <text:p>0</text:p>
          </table:table-cell>
          <table:table-cell table:style-name="ce28" table:formula="oooc:=IF([.D111]-[.D110]&gt;0;[.D111]-[.D110];0)" office:value-type="string">
            <text:p>0.0</text:p>
          </table:table-cell>
          <table:table-cell table:style-name="ce28" table:formula="oooc:=ROUND(SUM([.G107:.G111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10">
            <text:p>110</text:p>
          </table:table-cell>
          <table:table-cell table:style-name="ce31" office:value-type="date" office:date-value="2015-07-25T00:00:00">
            <text:p>07/25/15</text:p>
          </table:table-cell>
          <table:table-cell table:style-name="ce26"/>
          <table:table-cell table:style-name="ce28"/>
          <table:table-cell table:style-name="ce29" table:formula="oooc:=ROUND([.A112]*(2660/150);0)" office:value-type="string">
            <text:p>1951</text:p>
          </table:table-cell>
          <table:table-cell table:style-name="ce29" table:formula="oooc:=IF([.D112];[.D112]-[.E112];0)" office:value-type="string">
            <text:p>0</text:p>
          </table:table-cell>
          <table:table-cell table:style-name="ce28" table:formula="oooc:=IF([.D112]-[.D111]&gt;0;[.D112]-[.D111];0)" office:value-type="string">
            <text:p>0.0</text:p>
          </table:table-cell>
          <table:table-cell table:style-name="ce28" table:formula="oooc:=ROUND(SUM([.G108:.G112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11">
            <text:p>111</text:p>
          </table:table-cell>
          <table:table-cell table:style-name="ce31" office:value-type="date" office:date-value="2015-07-26T00:00:00">
            <text:p>07/26/15</text:p>
          </table:table-cell>
          <table:table-cell table:style-name="ce26"/>
          <table:table-cell table:style-name="ce28"/>
          <table:table-cell table:style-name="ce29" table:formula="oooc:=ROUND([.A113]*(2660/150);0)" office:value-type="string">
            <text:p>1968</text:p>
          </table:table-cell>
          <table:table-cell table:style-name="ce29" table:formula="oooc:=IF([.D113];[.D113]-[.E113];0)" office:value-type="string">
            <text:p>0</text:p>
          </table:table-cell>
          <table:table-cell table:style-name="ce28" table:formula="oooc:=IF([.D113]-[.D112]&gt;0;[.D113]-[.D112];0)" office:value-type="string">
            <text:p>0.0</text:p>
          </table:table-cell>
          <table:table-cell table:style-name="ce28" table:formula="oooc:=ROUND(SUM([.G109:.G113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12">
            <text:p>112</text:p>
          </table:table-cell>
          <table:table-cell table:style-name="ce31" office:value-type="date" office:date-value="2015-07-27T00:00:00">
            <text:p>07/27/15</text:p>
          </table:table-cell>
          <table:table-cell table:style-name="ce26"/>
          <table:table-cell table:style-name="ce28"/>
          <table:table-cell table:style-name="ce29" table:formula="oooc:=ROUND([.A114]*(2660/150);0)" office:value-type="string">
            <text:p>1986</text:p>
          </table:table-cell>
          <table:table-cell table:style-name="ce29" table:formula="oooc:=IF([.D114];[.D114]-[.E114];0)" office:value-type="string">
            <text:p>0</text:p>
          </table:table-cell>
          <table:table-cell table:style-name="ce28" table:formula="oooc:=IF([.D114]-[.D113]&gt;0;[.D114]-[.D113];0)" office:value-type="string">
            <text:p>0.0</text:p>
          </table:table-cell>
          <table:table-cell table:style-name="ce28" table:formula="oooc:=ROUND(SUM([.G110:.G114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13">
            <text:p>113</text:p>
          </table:table-cell>
          <table:table-cell table:style-name="ce31" office:value-type="date" office:date-value="2015-07-28T00:00:00">
            <text:p>07/28/15</text:p>
          </table:table-cell>
          <table:table-cell table:style-name="ce26"/>
          <table:table-cell table:style-name="ce28"/>
          <table:table-cell table:style-name="ce29" table:formula="oooc:=ROUND([.A115]*(2660/150);0)" office:value-type="string">
            <text:p>2004</text:p>
          </table:table-cell>
          <table:table-cell table:style-name="ce29" table:formula="oooc:=IF([.D115];[.D115]-[.E115];0)" office:value-type="string">
            <text:p>0</text:p>
          </table:table-cell>
          <table:table-cell table:style-name="ce28" table:formula="oooc:=IF([.D115]-[.D114]&gt;0;[.D115]-[.D114];0)" office:value-type="string">
            <text:p>0.0</text:p>
          </table:table-cell>
          <table:table-cell table:style-name="ce28" table:formula="oooc:=ROUND(SUM([.G111:.G115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14">
            <text:p>114</text:p>
          </table:table-cell>
          <table:table-cell table:style-name="ce31" office:value-type="date" office:date-value="2015-07-29T00:00:00">
            <text:p>07/29/15</text:p>
          </table:table-cell>
          <table:table-cell table:style-name="ce26"/>
          <table:table-cell table:style-name="ce28"/>
          <table:table-cell table:style-name="ce29" table:formula="oooc:=ROUND([.A116]*(2660/150);0)" office:value-type="string">
            <text:p>2022</text:p>
          </table:table-cell>
          <table:table-cell table:style-name="ce29" table:formula="oooc:=IF([.D116];[.D116]-[.E116];0)" office:value-type="string">
            <text:p>0</text:p>
          </table:table-cell>
          <table:table-cell table:style-name="ce28" table:formula="oooc:=IF([.D116]-[.D115]&gt;0;[.D116]-[.D115];0)" office:value-type="string">
            <text:p>0.0</text:p>
          </table:table-cell>
          <table:table-cell table:style-name="ce28" table:formula="oooc:=ROUND(SUM([.G112:.G116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15">
            <text:p>115</text:p>
          </table:table-cell>
          <table:table-cell table:style-name="ce31" office:value-type="date" office:date-value="2015-07-30T00:00:00">
            <text:p>07/30/15</text:p>
          </table:table-cell>
          <table:table-cell table:style-name="ce26"/>
          <table:table-cell table:style-name="ce28"/>
          <table:table-cell table:style-name="ce29" table:formula="oooc:=ROUND([.A117]*(2660/150);0)" office:value-type="string">
            <text:p>2039</text:p>
          </table:table-cell>
          <table:table-cell table:style-name="ce29" table:formula="oooc:=IF([.D117];[.D117]-[.E117];0)" office:value-type="string">
            <text:p>0</text:p>
          </table:table-cell>
          <table:table-cell table:style-name="ce28" table:formula="oooc:=IF([.D117]-[.D116]&gt;0;[.D117]-[.D116];0)" office:value-type="string">
            <text:p>0.0</text:p>
          </table:table-cell>
          <table:table-cell table:style-name="ce28" table:formula="oooc:=ROUND(SUM([.G113:.G117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16">
            <text:p>116</text:p>
          </table:table-cell>
          <table:table-cell table:style-name="ce31" office:value-type="date" office:date-value="2015-07-31T00:00:00">
            <text:p>07/31/15</text:p>
          </table:table-cell>
          <table:table-cell table:style-name="ce26"/>
          <table:table-cell table:style-name="ce28"/>
          <table:table-cell table:style-name="ce29" table:formula="oooc:=ROUND([.A118]*(2660/150);0)" office:value-type="string">
            <text:p>2057</text:p>
          </table:table-cell>
          <table:table-cell table:style-name="ce29" table:formula="oooc:=IF([.D118];[.D118]-[.E118];0)" office:value-type="string">
            <text:p>0</text:p>
          </table:table-cell>
          <table:table-cell table:style-name="ce28" table:formula="oooc:=IF([.D118]-[.D117]&gt;0;[.D118]-[.D117];0)" office:value-type="string">
            <text:p>0.0</text:p>
          </table:table-cell>
          <table:table-cell table:style-name="ce28" table:formula="oooc:=ROUND(SUM([.G114:.G118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17">
            <text:p>117</text:p>
          </table:table-cell>
          <table:table-cell table:style-name="ce31" office:value-type="date" office:date-value="2015-08-01T00:00:00">
            <text:p>08/01/15</text:p>
          </table:table-cell>
          <table:table-cell table:style-name="ce26"/>
          <table:table-cell table:style-name="ce28"/>
          <table:table-cell table:style-name="ce29" table:formula="oooc:=ROUND([.A119]*(2660/150);0)" office:value-type="string">
            <text:p>2075</text:p>
          </table:table-cell>
          <table:table-cell table:style-name="ce29" table:formula="oooc:=IF([.D119];[.D119]-[.E119];0)" office:value-type="string">
            <text:p>0</text:p>
          </table:table-cell>
          <table:table-cell table:style-name="ce28" table:formula="oooc:=IF([.D119]-[.D118]&gt;0;[.D119]-[.D118];0)" office:value-type="string">
            <text:p>0.0</text:p>
          </table:table-cell>
          <table:table-cell table:style-name="ce28" table:formula="oooc:=ROUND(SUM([.G115:.G119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18">
            <text:p>118</text:p>
          </table:table-cell>
          <table:table-cell table:style-name="ce31" office:value-type="date" office:date-value="2015-08-02T00:00:00">
            <text:p>08/02/15</text:p>
          </table:table-cell>
          <table:table-cell table:style-name="ce26"/>
          <table:table-cell table:style-name="ce28"/>
          <table:table-cell table:style-name="ce29" table:formula="oooc:=ROUND([.A120]*(2660/150);0)" office:value-type="string">
            <text:p>2093</text:p>
          </table:table-cell>
          <table:table-cell table:style-name="ce29" table:formula="oooc:=IF([.D120];[.D120]-[.E120];0)" office:value-type="string">
            <text:p>0</text:p>
          </table:table-cell>
          <table:table-cell table:style-name="ce28" table:formula="oooc:=IF([.D120]-[.D119]&gt;0;[.D120]-[.D119];0)" office:value-type="string">
            <text:p>0.0</text:p>
          </table:table-cell>
          <table:table-cell table:style-name="ce28" table:formula="oooc:=ROUND(SUM([.G116:.G120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19">
            <text:p>119</text:p>
          </table:table-cell>
          <table:table-cell table:style-name="ce31" office:value-type="date" office:date-value="2015-08-03T00:00:00">
            <text:p>08/03/15</text:p>
          </table:table-cell>
          <table:table-cell table:style-name="ce26"/>
          <table:table-cell table:style-name="ce28"/>
          <table:table-cell table:style-name="ce29" table:formula="oooc:=ROUND([.A121]*(2660/150);0)" office:value-type="string">
            <text:p>2110</text:p>
          </table:table-cell>
          <table:table-cell table:style-name="ce29" table:formula="oooc:=IF([.D121];[.D121]-[.E121];0)" office:value-type="string">
            <text:p>0</text:p>
          </table:table-cell>
          <table:table-cell table:style-name="ce28" table:formula="oooc:=IF([.D121]-[.D120]&gt;0;[.D121]-[.D120];0)" office:value-type="string">
            <text:p>0.0</text:p>
          </table:table-cell>
          <table:table-cell table:style-name="ce28" table:formula="oooc:=ROUND(SUM([.G117:.G121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20">
            <text:p>120</text:p>
          </table:table-cell>
          <table:table-cell table:style-name="ce31" office:value-type="date" office:date-value="2015-08-04T00:00:00">
            <text:p>08/04/15</text:p>
          </table:table-cell>
          <table:table-cell table:style-name="ce26"/>
          <table:table-cell table:style-name="ce28"/>
          <table:table-cell table:style-name="ce29" table:formula="oooc:=ROUND([.A122]*(2660/150);0)" office:value-type="string">
            <text:p>2128</text:p>
          </table:table-cell>
          <table:table-cell table:style-name="ce29" table:formula="oooc:=IF([.D122];[.D122]-[.E122];0)" office:value-type="string">
            <text:p>0</text:p>
          </table:table-cell>
          <table:table-cell table:style-name="ce28" table:formula="oooc:=IF([.D122]-[.D121]&gt;0;[.D122]-[.D121];0)" office:value-type="string">
            <text:p>0.0</text:p>
          </table:table-cell>
          <table:table-cell table:style-name="ce28" table:formula="oooc:=ROUND(SUM([.G118:.G122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21">
            <text:p>121</text:p>
          </table:table-cell>
          <table:table-cell table:style-name="ce31" office:value-type="date" office:date-value="2015-08-05T00:00:00">
            <text:p>08/05/15</text:p>
          </table:table-cell>
          <table:table-cell table:style-name="ce26"/>
          <table:table-cell table:style-name="ce28"/>
          <table:table-cell table:style-name="ce29" table:formula="oooc:=ROUND([.A123]*(2660/150);0)" office:value-type="string">
            <text:p>2146</text:p>
          </table:table-cell>
          <table:table-cell table:style-name="ce29" table:formula="oooc:=IF([.D123];[.D123]-[.E123];0)" office:value-type="string">
            <text:p>0</text:p>
          </table:table-cell>
          <table:table-cell table:style-name="ce28" table:formula="oooc:=IF([.D123]-[.D122]&gt;0;[.D123]-[.D122];0)" office:value-type="string">
            <text:p>0.0</text:p>
          </table:table-cell>
          <table:table-cell table:style-name="ce28" table:formula="oooc:=ROUND(SUM([.G119:.G123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22">
            <text:p>122</text:p>
          </table:table-cell>
          <table:table-cell table:style-name="ce31" office:value-type="date" office:date-value="2015-08-06T00:00:00">
            <text:p>08/06/15</text:p>
          </table:table-cell>
          <table:table-cell table:style-name="ce26"/>
          <table:table-cell table:style-name="ce28"/>
          <table:table-cell table:style-name="ce29" table:formula="oooc:=ROUND([.A124]*(2660/150);0)" office:value-type="string">
            <text:p>2163</text:p>
          </table:table-cell>
          <table:table-cell table:style-name="ce29" table:formula="oooc:=IF([.D124];[.D124]-[.E124];0)" office:value-type="string">
            <text:p>0</text:p>
          </table:table-cell>
          <table:table-cell table:style-name="ce28" table:formula="oooc:=IF([.D124]-[.D123]&gt;0;[.D124]-[.D123];0)" office:value-type="string">
            <text:p>0.0</text:p>
          </table:table-cell>
          <table:table-cell table:style-name="ce28" table:formula="oooc:=ROUND(SUM([.G120:.G124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23">
            <text:p>123</text:p>
          </table:table-cell>
          <table:table-cell table:style-name="ce31" office:value-type="date" office:date-value="2015-08-07T00:00:00">
            <text:p>08/07/15</text:p>
          </table:table-cell>
          <table:table-cell table:style-name="ce26"/>
          <table:table-cell table:style-name="ce28"/>
          <table:table-cell table:style-name="ce29" table:formula="oooc:=ROUND([.A125]*(2660/150);0)" office:value-type="string">
            <text:p>2181</text:p>
          </table:table-cell>
          <table:table-cell table:style-name="ce29" table:formula="oooc:=IF([.D125];[.D125]-[.E125];0)" office:value-type="string">
            <text:p>0</text:p>
          </table:table-cell>
          <table:table-cell table:style-name="ce28" table:formula="oooc:=IF([.D125]-[.D124]&gt;0;[.D125]-[.D124];0)" office:value-type="string">
            <text:p>0.0</text:p>
          </table:table-cell>
          <table:table-cell table:style-name="ce28" table:formula="oooc:=ROUND(SUM([.G121:.G125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24">
            <text:p>124</text:p>
          </table:table-cell>
          <table:table-cell table:style-name="ce31" office:value-type="date" office:date-value="2015-08-08T00:00:00">
            <text:p>08/08/15</text:p>
          </table:table-cell>
          <table:table-cell table:style-name="ce26"/>
          <table:table-cell table:style-name="ce28"/>
          <table:table-cell table:style-name="ce29" table:formula="oooc:=ROUND([.A126]*(2660/150);0)" office:value-type="string">
            <text:p>2199</text:p>
          </table:table-cell>
          <table:table-cell table:style-name="ce29" table:formula="oooc:=IF([.D126];[.D126]-[.E126];0)" office:value-type="string">
            <text:p>0</text:p>
          </table:table-cell>
          <table:table-cell table:style-name="ce28" table:formula="oooc:=IF([.D126]-[.D125]&gt;0;[.D126]-[.D125];0)" office:value-type="string">
            <text:p>0.0</text:p>
          </table:table-cell>
          <table:table-cell table:style-name="ce28" table:formula="oooc:=ROUND(SUM([.G122:.G126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25">
            <text:p>125</text:p>
          </table:table-cell>
          <table:table-cell table:style-name="ce31" office:value-type="date" office:date-value="2015-08-09T00:00:00">
            <text:p>08/09/15</text:p>
          </table:table-cell>
          <table:table-cell table:style-name="ce26"/>
          <table:table-cell table:style-name="ce28"/>
          <table:table-cell table:style-name="ce29" table:formula="oooc:=ROUND([.A127]*(2660/150);0)" office:value-type="string">
            <text:p>2217</text:p>
          </table:table-cell>
          <table:table-cell table:style-name="ce29" table:formula="oooc:=IF([.D127];[.D127]-[.E127];0)" office:value-type="string">
            <text:p>0</text:p>
          </table:table-cell>
          <table:table-cell table:style-name="ce28" table:formula="oooc:=IF([.D127]-[.D126]&gt;0;[.D127]-[.D126];0)" office:value-type="string">
            <text:p>0.0</text:p>
          </table:table-cell>
          <table:table-cell table:style-name="ce28" table:formula="oooc:=ROUND(SUM([.G123:.G127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26">
            <text:p>126</text:p>
          </table:table-cell>
          <table:table-cell table:style-name="ce31" office:value-type="date" office:date-value="2015-08-10T00:00:00">
            <text:p>08/10/15</text:p>
          </table:table-cell>
          <table:table-cell table:style-name="ce26"/>
          <table:table-cell table:style-name="ce28"/>
          <table:table-cell table:style-name="ce29" table:formula="oooc:=ROUND([.A128]*(2660/150);0)" office:value-type="string">
            <text:p>2234</text:p>
          </table:table-cell>
          <table:table-cell table:style-name="ce29" table:formula="oooc:=IF([.D128];[.D128]-[.E128];0)" office:value-type="string">
            <text:p>0</text:p>
          </table:table-cell>
          <table:table-cell table:style-name="ce28" table:formula="oooc:=IF([.D128]-[.D127]&gt;0;[.D128]-[.D127];0)" office:value-type="string">
            <text:p>0.0</text:p>
          </table:table-cell>
          <table:table-cell table:style-name="ce28" table:formula="oooc:=ROUND(SUM([.G124:.G128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27">
            <text:p>127</text:p>
          </table:table-cell>
          <table:table-cell table:style-name="ce31" office:value-type="date" office:date-value="2015-08-11T00:00:00">
            <text:p>08/11/15</text:p>
          </table:table-cell>
          <table:table-cell table:style-name="ce26"/>
          <table:table-cell table:style-name="ce28"/>
          <table:table-cell table:style-name="ce29" table:formula="oooc:=ROUND([.A129]*(2660/150);0)" office:value-type="string">
            <text:p>2252</text:p>
          </table:table-cell>
          <table:table-cell table:style-name="ce29" table:formula="oooc:=IF([.D129];[.D129]-[.E129];0)" office:value-type="string">
            <text:p>0</text:p>
          </table:table-cell>
          <table:table-cell table:style-name="ce28" table:formula="oooc:=IF([.D129]-[.D128]&gt;0;[.D129]-[.D128];0)" office:value-type="string">
            <text:p>0.0</text:p>
          </table:table-cell>
          <table:table-cell table:style-name="ce28" table:formula="oooc:=ROUND(SUM([.G125:.G129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28">
            <text:p>128</text:p>
          </table:table-cell>
          <table:table-cell table:style-name="ce31" office:value-type="date" office:date-value="2015-08-12T00:00:00">
            <text:p>08/12/15</text:p>
          </table:table-cell>
          <table:table-cell table:style-name="ce26"/>
          <table:table-cell table:style-name="ce28"/>
          <table:table-cell table:style-name="ce29" table:formula="oooc:=ROUND([.A130]*(2660/150);0)" office:value-type="string">
            <text:p>2270</text:p>
          </table:table-cell>
          <table:table-cell table:style-name="ce29" table:formula="oooc:=IF([.D130];[.D130]-[.E130];0)" office:value-type="string">
            <text:p>0</text:p>
          </table:table-cell>
          <table:table-cell table:style-name="ce28" table:formula="oooc:=IF([.D130]-[.D129]&gt;0;[.D130]-[.D129];0)" office:value-type="string">
            <text:p>0.0</text:p>
          </table:table-cell>
          <table:table-cell table:style-name="ce28" table:formula="oooc:=ROUND(SUM([.G126:.G130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29">
            <text:p>129</text:p>
          </table:table-cell>
          <table:table-cell table:style-name="ce31" office:value-type="date" office:date-value="2015-08-13T00:00:00">
            <text:p>08/13/15</text:p>
          </table:table-cell>
          <table:table-cell table:style-name="ce26"/>
          <table:table-cell table:style-name="ce28"/>
          <table:table-cell table:style-name="ce29" table:formula="oooc:=ROUND([.A131]*(2660/150);0)" office:value-type="string">
            <text:p>2288</text:p>
          </table:table-cell>
          <table:table-cell table:style-name="ce29" table:formula="oooc:=IF([.D131];[.D131]-[.E131];0)" office:value-type="string">
            <text:p>0</text:p>
          </table:table-cell>
          <table:table-cell table:style-name="ce28" table:formula="oooc:=IF([.D131]-[.D130]&gt;0;[.D131]-[.D130];0)" office:value-type="string">
            <text:p>0.0</text:p>
          </table:table-cell>
          <table:table-cell table:style-name="ce28" table:formula="oooc:=ROUND(SUM([.G127:.G131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30">
            <text:p>130</text:p>
          </table:table-cell>
          <table:table-cell table:style-name="ce31" office:value-type="date" office:date-value="2015-08-14T00:00:00">
            <text:p>08/14/15</text:p>
          </table:table-cell>
          <table:table-cell table:style-name="ce26"/>
          <table:table-cell table:style-name="ce28"/>
          <table:table-cell table:style-name="ce29" table:formula="oooc:=ROUND([.A132]*(2660/150);0)" office:value-type="string">
            <text:p>2305</text:p>
          </table:table-cell>
          <table:table-cell table:style-name="ce29" table:formula="oooc:=IF([.D132];[.D132]-[.E132];0)" office:value-type="string">
            <text:p>0</text:p>
          </table:table-cell>
          <table:table-cell table:style-name="ce28" table:formula="oooc:=IF([.D132]-[.D131]&gt;0;[.D132]-[.D131];0)" office:value-type="string">
            <text:p>0.0</text:p>
          </table:table-cell>
          <table:table-cell table:style-name="ce28" table:formula="oooc:=ROUND(SUM([.G128:.G132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31">
            <text:p>131</text:p>
          </table:table-cell>
          <table:table-cell table:style-name="ce31" office:value-type="date" office:date-value="2015-08-15T00:00:00">
            <text:p>08/15/15</text:p>
          </table:table-cell>
          <table:table-cell table:style-name="ce26"/>
          <table:table-cell table:style-name="ce28"/>
          <table:table-cell table:style-name="ce29" table:formula="oooc:=ROUND([.A133]*(2660/150);0)" office:value-type="string">
            <text:p>2323</text:p>
          </table:table-cell>
          <table:table-cell table:style-name="ce29" table:formula="oooc:=IF([.D133];[.D133]-[.E133];0)" office:value-type="string">
            <text:p>0</text:p>
          </table:table-cell>
          <table:table-cell table:style-name="ce28" table:formula="oooc:=IF([.D133]-[.D132]&gt;0;[.D133]-[.D132];0)" office:value-type="string">
            <text:p>0.0</text:p>
          </table:table-cell>
          <table:table-cell table:style-name="ce28" table:formula="oooc:=ROUND(SUM([.G129:.G133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32">
            <text:p>132</text:p>
          </table:table-cell>
          <table:table-cell table:style-name="ce31" office:value-type="date" office:date-value="2015-08-16T00:00:00">
            <text:p>08/16/15</text:p>
          </table:table-cell>
          <table:table-cell table:style-name="ce26"/>
          <table:table-cell table:style-name="ce28"/>
          <table:table-cell table:style-name="ce29" table:formula="oooc:=ROUND([.A134]*(2660/150);0)" office:value-type="string">
            <text:p>2341</text:p>
          </table:table-cell>
          <table:table-cell table:style-name="ce29" table:formula="oooc:=IF([.D134];[.D134]-[.E134];0)" office:value-type="string">
            <text:p>0</text:p>
          </table:table-cell>
          <table:table-cell table:style-name="ce28" table:formula="oooc:=IF([.D134]-[.D133]&gt;0;[.D134]-[.D133];0)" office:value-type="string">
            <text:p>0.0</text:p>
          </table:table-cell>
          <table:table-cell table:style-name="ce28" table:formula="oooc:=ROUND(SUM([.G130:.G134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33">
            <text:p>133</text:p>
          </table:table-cell>
          <table:table-cell table:style-name="ce31" office:value-type="date" office:date-value="2015-08-17T00:00:00">
            <text:p>08/17/15</text:p>
          </table:table-cell>
          <table:table-cell table:style-name="ce26"/>
          <table:table-cell table:style-name="ce28"/>
          <table:table-cell table:style-name="ce29" table:formula="oooc:=ROUND([.A135]*(2660/150);0)" office:value-type="string">
            <text:p>2359</text:p>
          </table:table-cell>
          <table:table-cell table:style-name="ce29" table:formula="oooc:=IF([.D135];[.D135]-[.E135];0)" office:value-type="string">
            <text:p>0</text:p>
          </table:table-cell>
          <table:table-cell table:style-name="ce28" table:formula="oooc:=IF([.D135]-[.D134]&gt;0;[.D135]-[.D134];0)" office:value-type="string">
            <text:p>0.0</text:p>
          </table:table-cell>
          <table:table-cell table:style-name="ce28" table:formula="oooc:=ROUND(SUM([.G131:.G135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34">
            <text:p>134</text:p>
          </table:table-cell>
          <table:table-cell table:style-name="ce31" office:value-type="date" office:date-value="2015-08-18T00:00:00">
            <text:p>08/18/15</text:p>
          </table:table-cell>
          <table:table-cell table:style-name="ce26"/>
          <table:table-cell table:style-name="ce28"/>
          <table:table-cell table:style-name="ce29" table:formula="oooc:=ROUND([.A136]*(2660/150);0)" office:value-type="string">
            <text:p>2376</text:p>
          </table:table-cell>
          <table:table-cell table:style-name="ce29" table:formula="oooc:=IF([.D136];[.D136]-[.E136];0)" office:value-type="string">
            <text:p>0</text:p>
          </table:table-cell>
          <table:table-cell table:style-name="ce28" table:formula="oooc:=IF([.D136]-[.D135]&gt;0;[.D136]-[.D135];0)" office:value-type="string">
            <text:p>0.0</text:p>
          </table:table-cell>
          <table:table-cell table:style-name="ce28" table:formula="oooc:=ROUND(SUM([.G132:.G136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35">
            <text:p>135</text:p>
          </table:table-cell>
          <table:table-cell table:style-name="ce31" office:value-type="date" office:date-value="2015-08-19T00:00:00">
            <text:p>08/19/15</text:p>
          </table:table-cell>
          <table:table-cell table:style-name="ce26"/>
          <table:table-cell table:style-name="ce28"/>
          <table:table-cell table:style-name="ce29" table:formula="oooc:=ROUND([.A137]*(2660/150);0)" office:value-type="string">
            <text:p>2394</text:p>
          </table:table-cell>
          <table:table-cell table:style-name="ce29" table:formula="oooc:=IF([.D137];[.D137]-[.E137];0)" office:value-type="string">
            <text:p>0</text:p>
          </table:table-cell>
          <table:table-cell table:style-name="ce28" table:formula="oooc:=IF([.D137]-[.D136]&gt;0;[.D137]-[.D136];0)" office:value-type="string">
            <text:p>0.0</text:p>
          </table:table-cell>
          <table:table-cell table:style-name="ce28" table:formula="oooc:=ROUND(SUM([.G133:.G137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36">
            <text:p>136</text:p>
          </table:table-cell>
          <table:table-cell table:style-name="ce31" office:value-type="date" office:date-value="2015-08-20T00:00:00">
            <text:p>08/20/15</text:p>
          </table:table-cell>
          <table:table-cell table:style-name="ce26"/>
          <table:table-cell table:style-name="ce28"/>
          <table:table-cell table:style-name="ce29" table:formula="oooc:=ROUND([.A138]*(2660/150);0)" office:value-type="string">
            <text:p>2412</text:p>
          </table:table-cell>
          <table:table-cell table:style-name="ce29" table:formula="oooc:=IF([.D138];[.D138]-[.E138];0)" office:value-type="string">
            <text:p>0</text:p>
          </table:table-cell>
          <table:table-cell table:style-name="ce28" table:formula="oooc:=IF([.D138]-[.D137]&gt;0;[.D138]-[.D137];0)" office:value-type="string">
            <text:p>0.0</text:p>
          </table:table-cell>
          <table:table-cell table:style-name="ce28" table:formula="oooc:=ROUND(SUM([.G134:.G138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37">
            <text:p>137</text:p>
          </table:table-cell>
          <table:table-cell table:style-name="ce31" office:value-type="date" office:date-value="2015-08-21T00:00:00">
            <text:p>08/21/15</text:p>
          </table:table-cell>
          <table:table-cell table:style-name="ce26"/>
          <table:table-cell table:style-name="ce28"/>
          <table:table-cell table:style-name="ce29" table:formula="oooc:=ROUND([.A139]*(2660/150);0)" office:value-type="string">
            <text:p>2429</text:p>
          </table:table-cell>
          <table:table-cell table:style-name="ce29" table:formula="oooc:=IF([.D139];[.D139]-[.E139];0)" office:value-type="string">
            <text:p>0</text:p>
          </table:table-cell>
          <table:table-cell table:style-name="ce28" table:formula="oooc:=IF([.D139]-[.D138]&gt;0;[.D139]-[.D138];0)" office:value-type="string">
            <text:p>0.0</text:p>
          </table:table-cell>
          <table:table-cell table:style-name="ce28" table:formula="oooc:=ROUND(SUM([.G135:.G139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38">
            <text:p>138</text:p>
          </table:table-cell>
          <table:table-cell table:style-name="ce31" office:value-type="date" office:date-value="2015-08-22T00:00:00">
            <text:p>08/22/15</text:p>
          </table:table-cell>
          <table:table-cell table:style-name="ce26"/>
          <table:table-cell table:style-name="ce28"/>
          <table:table-cell table:style-name="ce29" table:formula="oooc:=ROUND([.A140]*(2660/150);0)" office:value-type="string">
            <text:p>2447</text:p>
          </table:table-cell>
          <table:table-cell table:style-name="ce29" table:formula="oooc:=IF([.D140];[.D140]-[.E140];0)" office:value-type="string">
            <text:p>0</text:p>
          </table:table-cell>
          <table:table-cell table:style-name="ce28" table:formula="oooc:=IF([.D140]-[.D139]&gt;0;[.D140]-[.D139];0)" office:value-type="string">
            <text:p>0.0</text:p>
          </table:table-cell>
          <table:table-cell table:style-name="ce28" table:formula="oooc:=ROUND(SUM([.G136:.G140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39">
            <text:p>139</text:p>
          </table:table-cell>
          <table:table-cell table:style-name="ce31" office:value-type="date" office:date-value="2015-08-23T00:00:00">
            <text:p>08/23/15</text:p>
          </table:table-cell>
          <table:table-cell table:style-name="ce26"/>
          <table:table-cell table:style-name="ce28"/>
          <table:table-cell table:style-name="ce29" table:formula="oooc:=ROUND([.A141]*(2660/150);0)" office:value-type="string">
            <text:p>2465</text:p>
          </table:table-cell>
          <table:table-cell table:style-name="ce29" table:formula="oooc:=IF([.D141];[.D141]-[.E141];0)" office:value-type="string">
            <text:p>0</text:p>
          </table:table-cell>
          <table:table-cell table:style-name="ce28" table:formula="oooc:=IF([.D141]-[.D140]&gt;0;[.D141]-[.D140];0)" office:value-type="string">
            <text:p>0.0</text:p>
          </table:table-cell>
          <table:table-cell table:style-name="ce28" table:formula="oooc:=ROUND(SUM([.G137:.G141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40">
            <text:p>140</text:p>
          </table:table-cell>
          <table:table-cell table:style-name="ce31" office:value-type="date" office:date-value="2015-08-24T00:00:00">
            <text:p>08/24/15</text:p>
          </table:table-cell>
          <table:table-cell table:style-name="ce26"/>
          <table:table-cell table:style-name="ce28"/>
          <table:table-cell table:style-name="ce29" table:formula="oooc:=ROUND([.A142]*(2660/150);0)" office:value-type="string">
            <text:p>2483</text:p>
          </table:table-cell>
          <table:table-cell table:style-name="ce29" table:formula="oooc:=IF([.D142];[.D142]-[.E142];0)" office:value-type="string">
            <text:p>0</text:p>
          </table:table-cell>
          <table:table-cell table:style-name="ce28" table:formula="oooc:=IF([.D142]-[.D141]&gt;0;[.D142]-[.D141];0)" office:value-type="string">
            <text:p>0.0</text:p>
          </table:table-cell>
          <table:table-cell table:style-name="ce28" table:formula="oooc:=ROUND(SUM([.G138:.G142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41">
            <text:p>141</text:p>
          </table:table-cell>
          <table:table-cell table:style-name="ce31" office:value-type="date" office:date-value="2015-08-25T00:00:00">
            <text:p>08/25/15</text:p>
          </table:table-cell>
          <table:table-cell table:style-name="ce26"/>
          <table:table-cell table:style-name="ce28"/>
          <table:table-cell table:style-name="ce29" table:formula="oooc:=ROUND([.A143]*(2660/150);0)" office:value-type="string">
            <text:p>2500</text:p>
          </table:table-cell>
          <table:table-cell table:style-name="ce29" table:formula="oooc:=IF([.D143];[.D143]-[.E143];0)" office:value-type="string">
            <text:p>0</text:p>
          </table:table-cell>
          <table:table-cell table:style-name="ce28" table:formula="oooc:=IF([.D143]-[.D142]&gt;0;[.D143]-[.D142];0)" office:value-type="string">
            <text:p>0.0</text:p>
          </table:table-cell>
          <table:table-cell table:style-name="ce28" table:formula="oooc:=ROUND(SUM([.G139:.G143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42">
            <text:p>142</text:p>
          </table:table-cell>
          <table:table-cell table:style-name="ce31" office:value-type="date" office:date-value="2015-08-26T00:00:00">
            <text:p>08/26/15</text:p>
          </table:table-cell>
          <table:table-cell table:style-name="ce26"/>
          <table:table-cell table:style-name="ce28"/>
          <table:table-cell table:style-name="ce29" table:formula="oooc:=ROUND([.A144]*(2660/150);0)" office:value-type="string">
            <text:p>2518</text:p>
          </table:table-cell>
          <table:table-cell table:style-name="ce29" table:formula="oooc:=IF([.D144];[.D144]-[.E144];0)" office:value-type="string">
            <text:p>0</text:p>
          </table:table-cell>
          <table:table-cell table:style-name="ce28" table:formula="oooc:=IF([.D144]-[.D143]&gt;0;[.D144]-[.D143];0)" office:value-type="string">
            <text:p>0.0</text:p>
          </table:table-cell>
          <table:table-cell table:style-name="ce28" table:formula="oooc:=ROUND(SUM([.G140:.G144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43">
            <text:p>143</text:p>
          </table:table-cell>
          <table:table-cell table:style-name="ce31" office:value-type="date" office:date-value="2015-08-27T00:00:00">
            <text:p>08/27/15</text:p>
          </table:table-cell>
          <table:table-cell table:style-name="ce26"/>
          <table:table-cell table:style-name="ce28"/>
          <table:table-cell table:style-name="ce29" table:formula="oooc:=ROUND([.A145]*(2660/150);0)" office:value-type="string">
            <text:p>2536</text:p>
          </table:table-cell>
          <table:table-cell table:style-name="ce29" table:formula="oooc:=IF([.D145];[.D145]-[.E145];0)" office:value-type="string">
            <text:p>0</text:p>
          </table:table-cell>
          <table:table-cell table:style-name="ce28" table:formula="oooc:=IF([.D145]-[.D144]&gt;0;[.D145]-[.D144];0)" office:value-type="string">
            <text:p>0.0</text:p>
          </table:table-cell>
          <table:table-cell table:style-name="ce28" table:formula="oooc:=ROUND(SUM([.G141:.G145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44">
            <text:p>144</text:p>
          </table:table-cell>
          <table:table-cell table:style-name="ce31" office:value-type="date" office:date-value="2015-08-28T00:00:00">
            <text:p>08/28/15</text:p>
          </table:table-cell>
          <table:table-cell table:style-name="ce26"/>
          <table:table-cell table:style-name="ce28"/>
          <table:table-cell table:style-name="ce29" table:formula="oooc:=ROUND([.A146]*(2660/150);0)" office:value-type="string">
            <text:p>2554</text:p>
          </table:table-cell>
          <table:table-cell table:style-name="ce29" table:formula="oooc:=IF([.D146];[.D146]-[.E146];0)" office:value-type="string">
            <text:p>0</text:p>
          </table:table-cell>
          <table:table-cell table:style-name="ce28" table:formula="oooc:=IF([.D146]-[.D145]&gt;0;[.D146]-[.D145];0)" office:value-type="string">
            <text:p>0.0</text:p>
          </table:table-cell>
          <table:table-cell table:style-name="ce28" table:formula="oooc:=ROUND(SUM([.G142:.G146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45">
            <text:p>145</text:p>
          </table:table-cell>
          <table:table-cell table:style-name="ce31" office:value-type="date" office:date-value="2015-08-29T00:00:00">
            <text:p>08/29/15</text:p>
          </table:table-cell>
          <table:table-cell table:style-name="ce26"/>
          <table:table-cell table:style-name="ce28"/>
          <table:table-cell table:style-name="ce29" table:formula="oooc:=ROUND([.A147]*(2660/150);0)" office:value-type="string">
            <text:p>2571</text:p>
          </table:table-cell>
          <table:table-cell table:style-name="ce29" table:formula="oooc:=IF([.D147];[.D147]-[.E147];0)" office:value-type="string">
            <text:p>0</text:p>
          </table:table-cell>
          <table:table-cell table:style-name="ce28" table:formula="oooc:=IF([.D147]-[.D146]&gt;0;[.D147]-[.D146];0)" office:value-type="string">
            <text:p>0.0</text:p>
          </table:table-cell>
          <table:table-cell table:style-name="ce28" table:formula="oooc:=ROUND(SUM([.G143:.G147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46">
            <text:p>146</text:p>
          </table:table-cell>
          <table:table-cell table:style-name="ce31" office:value-type="date" office:date-value="2015-08-30T00:00:00">
            <text:p>08/30/15</text:p>
          </table:table-cell>
          <table:table-cell table:style-name="ce26"/>
          <table:table-cell table:style-name="ce28"/>
          <table:table-cell table:style-name="ce29" table:formula="oooc:=ROUND([.A148]*(2660/150);0)" office:value-type="string">
            <text:p>2589</text:p>
          </table:table-cell>
          <table:table-cell table:style-name="ce29" table:formula="oooc:=IF([.D148];[.D148]-[.E148];0)" office:value-type="string">
            <text:p>0</text:p>
          </table:table-cell>
          <table:table-cell table:style-name="ce28" table:formula="oooc:=IF([.D148]-[.D147]&gt;0;[.D148]-[.D147];0)" office:value-type="string">
            <text:p>0.0</text:p>
          </table:table-cell>
          <table:table-cell table:style-name="ce28" table:formula="oooc:=ROUND(SUM([.G144:.G148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47">
            <text:p>147</text:p>
          </table:table-cell>
          <table:table-cell table:style-name="ce31" office:value-type="date" office:date-value="2015-08-31T00:00:00">
            <text:p>08/31/15</text:p>
          </table:table-cell>
          <table:table-cell table:style-name="ce26"/>
          <table:table-cell table:style-name="ce28"/>
          <table:table-cell table:style-name="ce29" table:formula="oooc:=ROUND([.A149]*(2660/150);0)" office:value-type="string">
            <text:p>2607</text:p>
          </table:table-cell>
          <table:table-cell table:style-name="ce29" table:formula="oooc:=IF([.D149];[.D149]-[.E149];0)" office:value-type="string">
            <text:p>0</text:p>
          </table:table-cell>
          <table:table-cell table:style-name="ce28" table:formula="oooc:=IF([.D149]-[.D148]&gt;0;[.D149]-[.D148];0)" office:value-type="string">
            <text:p>0.0</text:p>
          </table:table-cell>
          <table:table-cell table:style-name="ce28" table:formula="oooc:=ROUND(SUM([.G145:.G149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48">
            <text:p>148</text:p>
          </table:table-cell>
          <table:table-cell table:style-name="ce31" office:value-type="date" office:date-value="2015-09-01T00:00:00">
            <text:p>09/01/15</text:p>
          </table:table-cell>
          <table:table-cell table:style-name="ce26"/>
          <table:table-cell table:style-name="ce28"/>
          <table:table-cell table:style-name="ce29" table:formula="oooc:=ROUND([.A150]*(2660/150);0)" office:value-type="string">
            <text:p>2625</text:p>
          </table:table-cell>
          <table:table-cell table:style-name="ce29" table:formula="oooc:=IF([.D150];[.D150]-[.E150];0)" office:value-type="string">
            <text:p>0</text:p>
          </table:table-cell>
          <table:table-cell table:style-name="ce28" table:formula="oooc:=IF([.D150]-[.D149]&gt;0;[.D150]-[.D149];0)" office:value-type="string">
            <text:p>0.0</text:p>
          </table:table-cell>
          <table:table-cell table:style-name="ce28" table:formula="oooc:=ROUND(SUM([.G146:.G150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49">
            <text:p>149</text:p>
          </table:table-cell>
          <table:table-cell table:style-name="ce31" office:value-type="date" office:date-value="2015-09-02T00:00:00">
            <text:p>09/02/15</text:p>
          </table:table-cell>
          <table:table-cell table:style-name="ce26"/>
          <table:table-cell table:style-name="ce28"/>
          <table:table-cell table:style-name="ce29" table:formula="oooc:=ROUND([.A151]*(2660/150);0)" office:value-type="string">
            <text:p>2642</text:p>
          </table:table-cell>
          <table:table-cell table:style-name="ce29" table:formula="oooc:=IF([.D151];[.D151]-[.E151];0)" office:value-type="string">
            <text:p>0</text:p>
          </table:table-cell>
          <table:table-cell table:style-name="ce28" table:formula="oooc:=IF([.D151]-[.D150]&gt;0;[.D151]-[.D150];0)" office:value-type="string">
            <text:p>0.0</text:p>
          </table:table-cell>
          <table:table-cell table:style-name="ce28" table:formula="oooc:=ROUND(SUM([.G147:.G151])/5;1)" office:value-type="string">
            <text:p>0.0</text:p>
          </table:table-cell>
          <table:table-cell table:number-columns-repeated="11" table:style-name="ce26"/>
        </table:table-row>
        <table:table-row table:style-name="ro1">
          <table:table-cell table:style-name="ce26" office:value-type="float" office:value="150">
            <text:p>150</text:p>
          </table:table-cell>
          <table:table-cell table:style-name="ce31" office:value-type="date" office:date-value="2015-09-03T00:00:00">
            <text:p>09/03/15</text:p>
          </table:table-cell>
          <table:table-cell table:style-name="ce26"/>
          <table:table-cell table:style-name="ce28"/>
          <table:table-cell table:style-name="ce29" table:formula="oooc:=ROUND([.A152]*(2660/150);0)" office:value-type="string">
            <text:p>2660</text:p>
          </table:table-cell>
          <table:table-cell table:style-name="ce29" table:formula="oooc:=IF([.D152];[.D152]-[.E152];0)" office:value-type="string">
            <text:p>0</text:p>
          </table:table-cell>
          <table:table-cell table:style-name="ce28" table:formula="oooc:=IF([.D152]-[.D151]&gt;0;[.D152]-[.D151];0)" office:value-type="string">
            <text:p>0.0</text:p>
          </table:table-cell>
          <table:table-cell table:style-name="ce28" table:formula="oooc:=ROUND(SUM([.G148:.G152])/5;1)" office:value-type="string">
            <text:p>0.0</text:p>
          </table:table-cell>
          <table:table-cell table:number-columns-repeated="11" table:style-name="ce26"/>
        </table:table-row>
        <table:table-row table:style-name="ro5">
          <table:table-cell table:style-name="ce26"/>
          <table:table-cell table:style-name="ce27"/>
          <table:table-cell table:style-name="ce26"/>
          <table:table-cell table:style-name="ce28"/>
          <table:table-cell table:number-columns-repeated="2" table:style-name="ce29"/>
          <table:table-cell table:number-columns-repeated="2" table:style-name="ce28"/>
          <table:table-cell table:number-columns-repeated="11" table:style-name="ce26"/>
        </table:table-row>
      </table:table>
      <table:table table:name="Sheet5" table:style-name="ta2" table:print="false">
        <office:forms form:automatic-focus="false" form:apply-design-mode="false"/>
        <table:table-column table:style-name="co12" table:default-cell-style-name="ce15"/>
        <table:table-column table:style-name="co10" table:number-columns-repeated="11" table:default-cell-style-name="ce15"/>
        <table:table-column table:style-name="co11" table:default-cell-style-name="ce15" table:number-columns-repeated="244"/>
        <table:table-row table:style-name="ro7">
          <table:table-cell table:style-name="ce33" office:value-type="string">
            <text:p>Breakfast</text:p>
          </table:table-cell>
          <table:table-cell table:number-columns-repeated="11" table:style-name="ce34"/>
        </table:table-row>
        <table:table-row table:style-name="ro7">
          <table:table-cell table:style-name="ce35" office:value-type="string">
            <text:p>2 mojo bars</text:p>
          </table:table-cell>
          <table:table-cell table:style-name="ce35" office:value-type="float" office:value="380">
            <text:p>380</text:p>
          </table:table-cell>
          <table:table-cell table:number-columns-repeated="10" table:style-name="ce34"/>
        </table:table-row>
        <table:table-row table:style-name="ro2">
          <table:table-cell table:number-columns-repeated="12" table:style-name="ce34"/>
        </table:table-row>
        <table:table-row table:style-name="ro7">
          <table:table-cell table:style-name="ce33" office:value-type="string">
            <text:p>Snack 1</text:p>
          </table:table-cell>
          <table:table-cell table:number-columns-repeated="11" table:style-name="ce34"/>
        </table:table-row>
        <table:table-row table:style-name="ro7">
          <table:table-cell table:style-name="ce35" office:value-type="string">
            <text:p>Cliff Bar</text:p>
          </table:table-cell>
          <table:table-cell table:style-name="ce35" office:value-type="float" office:value="250">
            <text:p>250</text:p>
          </table:table-cell>
          <table:table-cell table:number-columns-repeated="10" table:style-name="ce34"/>
        </table:table-row>
        <table:table-row table:style-name="ro7">
          <table:table-cell table:style-name="ce35" office:value-type="string">
            <text:p>3 shot blocks</text:p>
          </table:table-cell>
          <table:table-cell table:style-name="ce35" office:value-type="float" office:value="90">
            <text:p>90</text:p>
          </table:table-cell>
          <table:table-cell table:number-columns-repeated="10" table:style-name="ce34"/>
        </table:table-row>
        <table:table-row table:style-name="ro7">
          <table:table-cell table:style-name="ce33"/>
          <table:table-cell table:number-columns-repeated="11" table:style-name="ce34"/>
        </table:table-row>
        <table:table-row table:style-name="ro7">
          <table:table-cell table:style-name="ce33" office:value-type="string">
            <text:p>Snack 2</text:p>
          </table:table-cell>
          <table:table-cell table:number-columns-repeated="11" table:style-name="ce34"/>
        </table:table-row>
        <table:table-row table:style-name="ro7">
          <table:table-cell table:style-name="ce35" office:value-type="string">
            <text:p>Nature Valley bar</text:p>
          </table:table-cell>
          <table:table-cell table:style-name="ce35" office:value-type="float" office:value="190">
            <text:p>190</text:p>
          </table:table-cell>
          <table:table-cell table:number-columns-repeated="10" table:style-name="ce34"/>
        </table:table-row>
        <table:table-row table:style-name="ro7">
          <table:table-cell table:style-name="ce35" office:value-type="string">
            <text:p>3 shot blocks</text:p>
          </table:table-cell>
          <table:table-cell table:style-name="ce35" office:value-type="float" office:value="90">
            <text:p>90</text:p>
          </table:table-cell>
          <table:table-cell table:number-columns-repeated="10" table:style-name="ce34"/>
        </table:table-row>
        <table:table-row table:style-name="ro2">
          <table:table-cell table:number-columns-repeated="12" table:style-name="ce34"/>
        </table:table-row>
        <table:table-row table:style-name="ro7">
          <table:table-cell table:style-name="ce33" office:value-type="string">
            <text:p>Lunch</text:p>
          </table:table-cell>
          <table:table-cell table:number-columns-repeated="11" table:style-name="ce34"/>
        </table:table-row>
        <table:table-row table:style-name="ro7">
          <table:table-cell table:style-name="ce35" office:value-type="string">
            <text:p>1 tortilla</text:p>
          </table:table-cell>
          <table:table-cell table:style-name="ce35" office:value-type="float" office:value="150">
            <text:p>150</text:p>
          </table:table-cell>
          <table:table-cell table:number-columns-repeated="10" table:style-name="ce34"/>
        </table:table-row>
        <table:table-row table:style-name="ro7">
          <table:table-cell table:style-name="ce35" office:value-type="string">
            <text:p>pb 3 tbsp</text:p>
          </table:table-cell>
          <table:table-cell table:style-name="ce35" office:value-type="float" office:value="315">
            <text:p>315</text:p>
          </table:table-cell>
          <table:table-cell table:number-columns-repeated="10" table:style-name="ce34"/>
        </table:table-row>
        <table:table-row table:style-name="ro7">
          <table:table-cell table:style-name="ce35" office:value-type="string">
            <text:p>jerky</text:p>
          </table:table-cell>
          <table:table-cell table:style-name="ce35" office:value-type="float" office:value="135">
            <text:p>135</text:p>
          </table:table-cell>
          <table:table-cell table:number-columns-repeated="10" table:style-name="ce34"/>
        </table:table-row>
        <table:table-row table:style-name="ro7">
          <table:table-cell table:style-name="ce35" office:value-type="string">
            <text:p>cheese</text:p>
          </table:table-cell>
          <table:table-cell table:style-name="ce35" office:value-type="float" office:value="50">
            <text:p>50</text:p>
          </table:table-cell>
          <table:table-cell table:number-columns-repeated="10" table:style-name="ce34"/>
        </table:table-row>
        <table:table-row table:style-name="ro7">
          <table:table-cell table:style-name="ce35" office:value-type="string">
            <text:p>fruit strip</text:p>
          </table:table-cell>
          <table:table-cell table:style-name="ce35" office:value-type="float" office:value="45">
            <text:p>45</text:p>
          </table:table-cell>
          <table:table-cell table:number-columns-repeated="10" table:style-name="ce34"/>
        </table:table-row>
        <table:table-row table:style-name="ro2">
          <table:table-cell table:number-columns-repeated="12" table:style-name="ce34"/>
        </table:table-row>
        <table:table-row table:style-name="ro7">
          <table:table-cell table:style-name="ce33" office:value-type="string">
            <text:p>Snack 3</text:p>
          </table:table-cell>
          <table:table-cell table:number-columns-repeated="11" table:style-name="ce34"/>
        </table:table-row>
        <table:table-row table:style-name="ro7">
          <table:table-cell table:style-name="ce35" office:value-type="string">
            <text:p>M+Ms</text:p>
          </table:table-cell>
          <table:table-cell table:style-name="ce35" office:value-type="float" office:value="220">
            <text:p>220</text:p>
          </table:table-cell>
          <table:table-cell table:number-columns-repeated="10" table:style-name="ce34"/>
        </table:table-row>
        <table:table-row table:style-name="ro2">
          <table:table-cell table:number-columns-repeated="12" table:style-name="ce34"/>
        </table:table-row>
        <table:table-row table:style-name="ro7">
          <table:table-cell table:style-name="ce33" office:value-type="string">
            <text:p>Dinner</text:p>
          </table:table-cell>
          <table:table-cell table:number-columns-repeated="11" table:style-name="ce34"/>
        </table:table-row>
        <table:table-row table:style-name="ro7">
          <table:table-cell table:style-name="ce35" office:value-type="string">
            <text:p>Various</text:p>
          </table:table-cell>
          <table:table-cell table:style-name="ce35" office:value-type="float" office:value="700">
            <text:p>700</text:p>
          </table:table-cell>
          <table:table-cell table:number-columns-repeated="10" table:style-name="ce34"/>
        </table:table-row>
        <table:table-row table:style-name="ro7">
          <table:table-cell table:number-columns-repeated="2" table:style-name="ce35"/>
          <table:table-cell table:number-columns-repeated="10" table:style-name="ce34"/>
        </table:table-row>
        <table:table-row table:style-name="ro7">
          <table:table-cell table:style-name="ce33" office:value-type="string">
            <text:p>Total</text:p>
          </table:table-cell>
          <table:table-cell table:style-name="ce36" table:formula="oooc:=SUM([.B2:.B23])" office:value-type="string">
            <text:p>2615</text:p>
          </table:table-cell>
          <table:table-cell table:number-columns-repeated="10" table:style-name="ce3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month number:style="long"/>
      <number:text>/</number:text>
      <number:day number:style="long"/>
      <number:text>/</number:text>
      <number:year/>
    </number:date-style>
    <number:number-style style:name="N165">
      <number:number number:min-integer-digits="1" number:grouping="true" number:decimal-places="1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ileage Log" style:display-name="PageStyle_Mileage Lo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